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541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493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</style:style>
    <style:style style:name="T7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6208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Standard" style:family="paragraph">
      <style:text-properties style:font-name="Calibri" fo:color="#000000" fo:font-size="26pt" style:font-size-asian="26pt"/>
    </style:style>
    <style:style style:name="P9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9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9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9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1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1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1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1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1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2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2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2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2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2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2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2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2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28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2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30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31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3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33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3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35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36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37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38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39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4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41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4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4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45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4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14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48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4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3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15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15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59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60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61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62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6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6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6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6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6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17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71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73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74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7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7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81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8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183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84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8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86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8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88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89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90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9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19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93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94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95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19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197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98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199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20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01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0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03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04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20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06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20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08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09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21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11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1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13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21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15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16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17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21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2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23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24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25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22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27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28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29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30" style:parent-style-name="Normal" style:family="paragraph">
      <style:paragraph-properties fo:widows="2" fo:orphans="2" style:text-autospace="none" fo:text-align="center" style:vertical-align="auto" fo:margin-left="1in">
        <style:tab-stops/>
      </style:paragraph-properties>
      <style:text-properties fo:hyphenate="true"/>
    </style:style>
    <style:style style:name="T23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23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33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34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35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23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37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38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39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40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24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4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43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24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45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46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47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48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24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5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53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5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5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5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59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60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6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6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6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27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7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7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79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80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81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3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8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8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8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89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90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9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9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9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296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29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298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29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0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0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0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03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0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05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06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07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0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09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10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1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12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13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14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15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16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1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1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21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22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23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24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32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26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27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28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32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3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31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3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33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34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3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36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37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38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3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4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41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4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43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44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45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4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4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4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4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5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53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5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55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56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57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58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59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6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6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6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63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6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65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36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67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68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7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7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7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7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7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8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8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3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8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85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38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38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88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89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90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9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9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9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39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9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9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39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0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0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0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07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08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09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1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11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1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13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14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1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1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2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2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2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23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2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25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26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27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2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2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3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3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3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33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34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43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3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3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38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39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40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41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44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43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4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45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46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4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48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4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50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51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5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5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5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5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5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5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60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61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6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63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64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65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6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67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6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69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70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71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7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7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7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8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82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8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7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88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8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9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9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9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9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496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97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498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9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500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01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02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03" style:parent-style-name="Normal" style:family="paragraph">
      <style:paragraph-properties fo:widows="2" fo:orphans="2" style:text-autospace="none" fo:text-align="center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04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T50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50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0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0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0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5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1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13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514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515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516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517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18" style:parent-style-name="Normal" style:family="paragraph">
      <style:paragraph-properties fo:widows="2" fo:orphans="2" style:text-autospace="none" fo:text-align="end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5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family="graphic" style:name="a86">
      <style:graphic-properties style:wrap="run-through" style:run-through="foreground" draw:fill="none" draw:stroke="solid" svg:stroke-width="0.00694in" svg:stroke-color="#4472c4" draw:marker-end="a8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3">
      <style:graphic-properties style:wrap="run-through" style:run-through="foreground" draw:fill="none" draw:stroke="solid" svg:stroke-width="0.00694in" svg:stroke-color="#4472c4" draw:marker-end="a1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5">
      <style:graphic-properties style:wrap="run-through" style:run-through="foreground" draw:fill="none" draw:stroke="solid" svg:stroke-width="0.00694in" svg:stroke-color="#4472c4" draw:marker-end="a1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0694in" svg:stroke-color="#4472c4" draw:marker-end="a8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6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0694in" svg:stroke-color="#4472c4" draw:marker-end="a51" svg:stroke-opacity="100%" draw:stroke-linejoin="miter" svg:stroke-linecap="butt" style:horizontal-rel="page" style:vertical-rel="paragraph" style:horizontal-pos="center" style:vertical-pos="from-top"/>
    </style:style>
    <style:style style:family="graphic" style:name="a53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8">
      <style:graphic-properties style:wrap="run-through" style:run-through="foreground" draw:fill="none" draw:stroke="solid" svg:stroke-width="0.00694in" svg:stroke-color="#4472c4" draw:marker-end="a1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9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0694in" svg:stroke-color="#4472c4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0694in" svg:stroke-color="#4472c4" draw:marker-end="a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2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0694in" svg:stroke-color="#4472c4" draw:marker-end="a9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solid" svg:stroke-width="0.00694in" svg:stroke-color="#4472c4" draw:marker-end="a9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0694in" svg:stroke-color="#4472c4" draw:marker-end="a59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8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ge" style:vertical-rel="paragraph" style:horizontal-pos="center" style:vertical-pos="from-top"/>
    </style:style>
    <style:style style:family="graphic" style:name="a100">
      <style:graphic-properties style:wrap="run-through" style:run-through="foreground" draw:fill="none" draw:stroke="solid" svg:stroke-width="0.00694in" svg:stroke-color="#4472c4" draw:marker-end="a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1389in" svg:stroke-color="#70ad47" draw:marker-end="a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none" draw:stroke="solid" svg:stroke-width="0.00694in" svg:stroke-color="#4472c4" draw:marker-end="a6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3">
      <style:graphic-properties style:wrap="run-through" style:run-through="foreground" draw:fill="none" draw:stroke="solid" svg:stroke-width="0.00694in" svg:stroke-color="#4472c4" draw:marker-end="a10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5">
      <style:graphic-properties style:wrap="run-through" style:run-through="foreground" draw:fill="none" draw:stroke="solid" svg:stroke-width="0.00694in" svg:stroke-color="#4472c4" draw:marker-end="a10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6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back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8">
      <style:graphic-properties style:wrap="run-through" style:run-through="foreground" draw:fill="none" draw:stroke="solid" svg:stroke-width="0.01389in" svg:stroke-color="#70ad47" draw:marker-end="a10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9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back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0694in" svg:stroke-color="#4472c4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4472c4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0694in" svg:stroke-color="#4472c4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none" draw:stroke="solid" svg:stroke-width="0.00694in" svg:stroke-color="#4472c4" draw:marker-end="a7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1">
      <style:graphic-properties style:wrap="run-through" style:run-through="foreground" draw:fill="none" draw:stroke="solid" svg:stroke-width="0.00694in" svg:stroke-color="#4472c4" draw:marker-end="a1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13">
      <style:graphic-properties style:wrap="run-through" style:run-through="foreground" draw:fill="none" draw:stroke="solid" svg:stroke-width="0.00694in" svg:stroke-color="#4472c4" draw:marker-end="a1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00694in" svg:stroke-color="#4472c4" draw:marker-end="a7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4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79">
      <style:graphic-properties style:wrap="run-through" style:run-through="foreground" draw:fill="none" draw:stroke="solid" svg:stroke-width="0.00694in" svg:stroke-color="#4472c4" draw:marker-end="a7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6">
      <style:graphic-properties style:wrap="run-through" style:run-through="foreground" draw:fill="none" draw:stroke="solid" svg:stroke-width="0.00694in" svg:stroke-color="#4472c4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7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0694in" svg:stroke-color="#4472c4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9">
      <style:graphic-properties style:wrap="run-through" style:run-through="foreground" draw:fill="none" draw:stroke="solid" svg:stroke-width="0.00694in" svg:stroke-color="#4472c4" draw:marker-end="a1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0694in" svg:stroke-color="#4472c4" draw:marker-end="a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ge" style:vertical-rel="paragraph" style:horizontal-pos="center" style:vertical-pos="from-top"/>
    </style:style>
    <style:style style:family="graphic" style:name="a1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0694in" svg:stroke-color="#4472c4" draw:marker-end="a4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ragraph" style:horizontal-pos="right" style:vertical-pos="from-top"/>
    </style:style>
    <style:style style:family="graphic" style:name="a1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0694in" svg:stroke-color="#4472c4" draw:marker-end="a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0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1">
      <style:graphic-properties style:wrap="run-through" style:run-through="background" draw:fill="solid" draw:fill-color="#ffffff" draw:opacity="100%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text:s/></text:p>
            <text:p text:style-name="P38">Cruz<text:s/>Carlon<text:s/><text:s/>Juan Alfred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gramacio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  <text:p text:style-name="P53"/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12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Juarez Lopez Laura Lizbeth</text:p>
          </table:table-cell>
        </table:table-row>
        <table:table-row table:style-name="TableRow68">
          <table:table-cell table:style-name="TableCell69">
            <text:p text:style-name="P70"/>
            <text:p text:style-name="P71">Semestre:</text:p>
          </table:table-cell>
          <table:table-cell table:style-name="TableCell72">
            <text:p text:style-name="P73"/>
            <text:p text:style-name="P74">2018-1</text:p>
          </table:table-cell>
        </table:table-row>
        <table:table-row table:style-name="TableRow75">
          <table:table-cell table:style-name="TableCell76">
            <text:p text:style-name="P77"/>
            <text:p text:style-name="P78"><text:span text:style-name="T79">Fecha de entrega:</text:span></text:p>
          </table:table-cell>
          <table:table-cell table:style-name="TableCell80">
            <text:p text:style-name="P81"/>
            <text:p text:style-name="P82">Noviembre/29/2017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Obervaciones:</text:span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Standard"/>
      <text:p text:style-name="Standard"/>
      <text:p text:style-name="P95"><text:tab/><text:tab/><text:tab/><text:tab/><text:tab/>CALIFICACIÓN: __________</text:p>
      <text:p text:style-name="Standard"/>
      <text:p text:style-name="Standard"/>
      <text:p text:style-name="Standard"/>
      <text:p text:style-name="Standard">Base 85</text:p>
      <text:p text:style-name="Standard"><draw:custom-shape svg:x="-0.07052in" svg:y="0.14753in" svg:width="4.54653in" svg:height="2.15069in" draw:z-index="251659264" draw:id="id1" draw:style-name="a2" draw:name="Rectángulo 3" text:anchor-type="paragraph"><svg:title/><svg:desc/><draw:enhanced-geometry draw:type="non-primitive" svg:viewBox="0 0 21600 21600" draw:enhanced-path="M 0 0 L 21600 0 21600 21600 0 21600 Z N"/></draw:custom-shape></text:p>
      <text:p text:style-name="P96">#include "cache.h"</text:p>
      <text:p text:style-name="P97"/>
      <text:p text:style-name="P98">#undef DEBUG_85</text:p>
      <text:p text:style-name="P99"/>
      <text:p text:style-name="P100">#ifdef DEBUG_85</text:p>
      <text:p text:style-name="P101">#define say(a) fprintf(stderr, a)</text:p>
      <text:p text:style-name="P102">#define say1(a,b) fprintf(stderr, a, b)</text:p>
      <text:p text:style-name="P103">#define say2(a,b,c) fprintf(stderr, a, b, c)</text:p>
      <text:p text:style-name="P104">#else</text:p>
      <text:p text:style-name="P105">#define say(a) do { /* nothing */ } while (0)</text:p>
      <text:p text:style-name="P106">#define say1(a,b) do { /* nothing */ } while (0)</text:p>
      <text:p text:style-name="P107">#define say2(a,b,c) do { /* nothing */ } while (0)</text:p>
      <text:p text:style-name="P108">#endif</text:p>
      <text:p text:style-name="P109"><text:span text:style-name="T110"><draw:custom-shape svg:x="2.16529in" svg:y="0.0893in" svg:width="0.16944in" svg:height="0.62222in" draw:z-index="251670528" draw:id="id2" draw:style-name="a3" draw:name="Flecha: hacia abajo 10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65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11"/>
      <text:p text:style-name="P112"/>
      <text:p text:style-name="P113"/>
      <text:p text:style-name="P114"><text:span text:style-name="T115"><draw:custom-shape svg:x="-0.02335in" svg:y="0.09614in" svg:width="4.93333in" svg:height="1.97986in" draw:z-index="251660288" draw:id="id3" draw:style-name="a4" draw:name="Rectángulo 4" text:anchor-type="paragraph"><svg:title/><svg:desc/><draw:enhanced-geometry draw:type="non-primitive" svg:viewBox="0 0 21600 21600" draw:enhanced-path="M 0 0 L 21600 0 21600 21600 0 21600 Z N"/></draw:custom-shape></text:span></text:p>
      <text:p text:style-name="P116">static const char en85[] = {</text:p>
      <text:p text:style-name="P117"><text:tab/>'0', '1', '2', '3', '4', '5', '6', '7', '8', '9',</text:p>
      <text:p text:style-name="P118"><text:tab/>'A', 'B', 'C', 'D', 'E', 'F', 'G', 'H', 'I', 'J',</text:p>
      <text:p text:style-name="P119"><text:tab/>'K', 'L', 'M', 'N', 'O', 'P', 'Q', 'R', 'S', 'T',</text:p>
      <text:p text:style-name="P120"><text:tab/>'U', 'V', 'W', 'X', 'Y', 'Z',</text:p>
      <text:p text:style-name="P121"><text:tab/>'a', 'b', 'c', 'd', 'e', 'f', 'g', 'h', 'i', 'j',</text:p>
      <text:p text:style-name="P122"><text:tab/>'k', 'l', 'm', 'n', 'o', 'p', 'q', 'r', 's', 't',</text:p>
      <text:p text:style-name="P123"><text:tab/>'u', 'v', 'w', 'x', 'y', 'z',</text:p>
      <text:p text:style-name="P124"><text:tab/>'!', '#', '$', '%', '&amp;', '(', ')', '*', '+', '-',</text:p>
      <text:p text:style-name="P125"><text:tab/>';', '&lt;', '=', '&gt;', '?', '@', '^', '_',<text:tab/>'`', '{',</text:p>
      <text:p text:style-name="P126"><text:tab/>'|', '}', '~'</text:p>
      <text:p text:style-name="P127">};</text:p>
      <text:p text:style-name="P128"><text:span text:style-name="T129"><draw:custom-shape svg:x="3.12264in" svg:y="0.03907in" svg:width="0.16944in" svg:height="0.62222in" draw:z-index="251672576" draw:id="id4" draw:style-name="a5" draw:name="Flecha: hacia abajo 11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65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30"/>
      <text:p text:style-name="P131"/>
      <text:p text:style-name="P132"/>
      <text:p text:style-name="P133"><text:span text:style-name="T134"><draw:custom-shape svg:x="1.76893in" svg:y="0.05017in" svg:width="3.01875in" svg:height="0.74514in" draw:z-index="251661312" draw:id="id5" draw:style-name="a6" draw:name="Rectángulo: esquinas redondeadas 5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135">static char de85[256];</text:p>
      <text:p text:style-name="P136">static void prep_base85(void)</text:p>
      <text:p text:style-name="P137">{</text:p>
      <text:p text:style-name="P138"><text:tab/>int i;</text:p>
      <text:p text:style-name="P139"><text:span text:style-name="T140"><draw:custom-shape svg:x="3.65237in" svg:y="0.06115in" svg:width="0.16944in" svg:height="0.62222in" draw:z-index="251676672" draw:id="id6" draw:style-name="a7" draw:name="Flecha: hacia abajo 13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65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41"/>
      <text:p text:style-name="P142"/>
      <text:p text:style-name="P143"><text:span text:style-name="T144"><draw:custom-shape svg:width="0.21111in" svg:height="1.18194in" draw:z-index="251674624" draw:id="id7" draw:style-name="a8" draw:transform="translate(-0.10556in -0.59097in) rotate(-1.28034) translate(2.27246in 0.72687in)" draw:name="Flecha: hacia abajo 12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967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45"><text:span text:style-name="T146"><draw:custom-shape svg:x="2.61751in" svg:y="0.08669in" svg:width="1.82986in" svg:height="0.30139in" draw:z-index="251669504" draw:id="id8" draw:style-name="a9" draw:name="Rectángulo: esquinas redondeada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47"><draw:custom-shape svg:width="0.18194in" svg:height="1.28681in" draw:z-index="251680768" draw:id="id9" draw:style-name="a10" draw:transform="translate(-0.09097in -0.6434in) rotate(-5.3075) translate(5.43805in 0.72058in)" draw:name="Flecha: hacia abajo 15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2007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48"><text:tab/>if (de85['Z'])</text:p>
      <text:p text:style-name="P149"/>
      <text:p text:style-name="P150"/>
      <text:p text:style-name="P151"/>
      <text:p text:style-name="P152"><text:span text:style-name="T153"><draw:custom-shape svg:x="0.33472in" svg:y="0.10203in" svg:width="1.79236in" svg:height="0.24444in" draw:z-index="251667456" draw:id="id10" draw:style-name="a11" draw:name="Rectángulo: esquinas redondeadas 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154"><text:tab/><text:tab/>return;</text:p>
      <text:p text:style-name="P155"/>
      <text:p text:style-name="P156"><text:span text:style-name="T157"><draw:custom-shape svg:x="2.79739in" svg:y="0.00701in" svg:width="3.58403in" svg:height="0.86736in" draw:z-index="251665408" draw:id="id11" draw:style-name="a12" draw:name="Rectángulo: esquinas redondeadas 7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58"><text:tab/>for (i = 0; i &lt; ARRAY_SIZE(en85); i++) {</text:span></text:p>
      <text:p text:style-name="P159"><text:tab/><text:tab/>int ch = en85[i];</text:p>
      <text:p text:style-name="P160"><text:tab/><text:tab/>de85[ch] = i + 1;</text:p>
      <text:p text:style-name="P161"><text:tab/>}</text:p>
      <text:p text:style-name="P162">}</text:p>
      <text:p text:style-name="P163"/>
      <text:p text:style-name="P164"/>
      <text:p text:style-name="P165"/>
      <text:p text:style-name="P166"/>
      <text:p text:style-name="P167"/>
      <text:p text:style-name="P168"><text:span text:style-name="T169"><draw:custom-shape svg:x="1.7405in" svg:y="0.00833in" svg:width="4.56528in" svg:height="0.80139in" draw:z-index="251663360" draw:id="id12" draw:style-name="a13" draw:name="Rectángulo: esquinas redondeadas 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70"><draw:custom-shape svg:x="5.54209in" svg:y="-0.58618in" svg:width="0.22639in" svg:height="0.54653in" draw:z-index="251678720" draw:id="id13" draw:style-name="a14" draw:name="Flecha: hacia abajo 14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712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71">int decode_85(char *dst, const char *buffer, int len)</text:p>
      <text:p text:style-name="P172">{</text:p>
      <text:p text:style-name="P173"><text:tab/>prep_base85();</text:p>
      <text:p text:style-name="P174"><text:tab/>say2("decode 85 &lt;%.*s&gt;", len / 4 * 5, buffer);</text:p>
      <text:p text:style-name="P175"><text:span text:style-name="T176"><draw:custom-shape svg:x="3.95426in" svg:y="0.00147in" svg:width="0.22639in" svg:height="0.54653in" draw:z-index="251702272" draw:id="id14" draw:style-name="a15" draw:name="Flecha: hacia abajo 27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712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77"/>
      <text:p text:style-name="P178"/>
      <text:p text:style-name="P179"><text:span text:style-name="T180"><draw:custom-shape svg:x="2.8158in" svg:y="0.13675in" svg:width="1.17917in" svg:height="0.27292in" draw:z-index="251681792" draw:id="id15" draw:style-name="a16" draw:name="Rectángulo 16" text:anchor-type="paragraph"><svg:title/><svg:desc/><draw:enhanced-geometry draw:type="non-primitive" svg:viewBox="0 0 21600 21600" draw:enhanced-path="M 0 0 L 21600 0 21600 21600 0 21600 Z N"/></draw:custom-shape></text:span></text:p>
      <text:p text:style-name="P181"><text:span text:style-name="T182"><draw:custom-shape svg:x="4.55212in" svg:y="0.02652in" svg:width="3.13194in" svg:height="0.22569in" draw:z-index="251714560" draw:id="id16" draw:style-name="a17" draw:name="Flecha: hacia la izquierda 37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435 8697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83"><text:tab/>while (len) {</text:span></text:p>
      <text:p text:style-name="P184"><text:span text:style-name="T185"><draw:custom-shape svg:x="0in" svg:y="0.01039in" svg:width="2.79236in" svg:height="6.52639in" draw:z-index="251713536" draw:id="id17" draw:style-name="a18" draw:name="Flecha: doblada hacia arriba 36" text:anchor-type="paragraph"><svg:title/><svg:desc/><draw:enhanced-geometry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4158 7284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$1"/><draw:equation draw:name="f9" draw:formula="$2"/><draw:equation draw:name="f10" draw:formula="?f6 * ?f9 / 100000"/><draw:equation draw:name="f11" draw:formula="?f6 * ?f8 / 50000"/><draw:equation draw:name="f12" draw:formula="?f1 - ?f11"/><draw:equation draw:name="f13" draw:formula="?f6 * ?f8 / 100000"/><draw:equation draw:name="f14" draw:formula="?f1 - ?f13"/><draw:equation draw:name="f15" draw:formula="?f6 * ?f7 / 200000"/><draw:equation draw:name="f16" draw:formula="?f14 - ?f15"/><draw:equation draw:name="f17" draw:formula="?f14 + ?f15"/><draw:equation draw:name="f18" draw:formula="?f6 * ?f7 / 100000"/><draw:equation draw:name="f19" draw:formula="?f3 - ?f18"/><draw:equation draw:name="f20" draw:formula="?f17 / 2"/><draw:equation draw:name="f21" draw:formula="(?f19 + ?f3) / 2"/><draw:equation draw:name="f22" draw:formula="(?f10 + ?f3) / 2"/></draw:enhanced-geometry></draw:custom-shape></text:span></text:p>
      <text:p text:style-name="P186"><text:span text:style-name="T187"><draw:custom-shape svg:x="3.4753in" svg:y="0.00972in" svg:width="0.13194in" svg:height="0.44306in" draw:z-index="251700224" draw:id="id18" draw:style-name="a19" draw:name="Flecha: hacia abajo 26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38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88"/>
      <text:p text:style-name="P189"/>
      <text:p text:style-name="P190"><text:span text:style-name="T191"><draw:custom-shape svg:x="2.5706in" svg:y="0.0103in" svg:width="1.54653in" svg:height="0.5in" draw:z-index="251685888" draw:id="id19" draw:style-name="a20" draw:name="Rectángulo 18" text:anchor-type="paragraph"><svg:title/><svg:desc/><draw:enhanced-geometry draw:type="non-primitive" svg:viewBox="0 0 21600 21600" draw:enhanced-path="M 0 0 L 21600 0 21600 21600 0 21600 Z N"/></draw:custom-shape></text:span><text:span text:style-name="T192"><text:tab/>unsigned acc = 0;</text:span></text:p>
      <text:p text:style-name="P193"><text:tab/>int de, cnt = 4;</text:p>
      <text:p text:style-name="P194"><text:tab/>unsigned char ch;</text:p>
      <text:p text:style-name="P195"><text:span text:style-name="T196"><draw:custom-shape svg:x="3.30601in" svg:y="0.15376in" svg:width="0.19792in" svg:height="0.32986in" draw:z-index="251706368" draw:id="id20" draw:style-name="a21" draw:name="Flecha: hacia abajo 29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120 5400" draw:mirror-horizontal="true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97"/>
      <text:p text:style-name="P198"/>
      <text:p text:style-name="P199"><text:span text:style-name="T200"><draw:custom-shape svg:x="2.78733in" svg:y="0.15764in" svg:width="1.20694in" svg:height="0.49028in" draw:z-index="251683840" draw:id="id21" draw:style-name="a22" draw:name="Rectángulo 17" text:anchor-type="paragraph"><svg:title/><svg:desc/><draw:enhanced-geometry draw:type="non-primitive" svg:viewBox="0 0 21600 21600" draw:enhanced-path="M 0 0 L 21600 0 21600 21600 0 21600 Z N"/></draw:custom-shape></text:span></text:p>
      <text:p text:style-name="P201"><text:tab/>do {</text:p>
      <text:p text:style-name="P202"><text:tab/>ch = *buffer++;</text:p>
      <text:p text:style-name="P203"><text:tab/>de = de85[ch];</text:p>
      <text:p text:style-name="P204"><text:span text:style-name="T205"><draw:custom-shape svg:x="3.36292in" svg:y="0.01528in" svg:width="0.18819in" svg:height="0.48056in" draw:z-index="251704320" draw:id="id22" draw:style-name="a23" draw:name="Flecha: hacia abajo 28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737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206"><text:span text:style-name="T207"><draw:custom-shape svg:width="0.38403in" svg:height="1.39306in" draw:z-index="251708416" draw:id="id23" draw:style-name="a24" draw:transform="translate(-0.19201in -0.69653in) rotate(-0.71707) translate(2.16657in 0.78189in)" draw:name="Flecha: curvada hacia la derecha 32" text:anchor-type="paragraph"><svg:title/><svg:desc/><draw:enhanced-geometry draw:path-stretchpoint-x="21600" draw:path-stretchpoint-y="21600" draw:type="non-primitive" svg:viewBox="0 0 21600 21600" draw:enhanced-path="S M ?f3 ?f17 A ?f99 ?f100 ?f101 ?f102 ?f3 ?f17 ?f96 ?f98  W ?f103 ?f104 ?f105 ?f106 ?f3 ?f17 ?f96 ?f98 L ?f40 ?f36 ?f4 ?f39 ?f40 ?f37 ?f40 ?f33 A ?f146 ?f147 ?f148 ?f149 ?f40 ?f33 ?f143 ?f145  W ?f150 ?f151 ?f152 ?f153 ?f40 ?f33 ?f143 ?f145 Z N S M ?f4 ?f14 A ?f193 ?f194 ?f195 ?f196 ?f4 ?f14 ?f190 ?f192  W ?f197 ?f198 ?f199 ?f200 ?f4 ?f14 ?f190 ?f192 A ?f240 ?f241 ?f242 ?f243 ?f190 ?f192 ?f237 ?f239  W ?f244 ?f245 ?f246 ?f247 ?f190 ?f192 ?f237 ?f239 Z N F M ?f3 ?f17 A ?f99 ?f100 ?f101 ?f102 ?f3 ?f17 ?f96 ?f98  W ?f103 ?f104 ?f105 ?f106 ?f3 ?f17 ?f96 ?f98 L ?f40 ?f36 ?f4 ?f39 ?f40 ?f37 ?f40 ?f33 A ?f146 ?f147 ?f148 ?f149 ?f40 ?f33 ?f143 ?f145  W ?f150 ?f151 ?f152 ?f153 ?f40 ?f33 ?f143 ?f145 L ?f3 ?f17 A ?f268 ?f269 ?f270 ?f271 ?f3 ?f17 ?f265 ?f267  W ?f272 ?f273 ?f274 ?f275 ?f3 ?f17 ?f265 ?f267 L ?f4 ?f14 A ?f193 ?f194 ?f195 ?f196 ?f4 ?f14 ?f190 ?f192  W ?f197 ?f198 ?f199 ?f200 ?f4 ?f14 ?f190 ?f192 N" draw:text-areas="?f3 ?f5 ?f4 ?f6" draw:glue-points="?f3 ?f49 ?f40 ?f37 ?f4 ?f39 ?f40 ?f36 ?f4 ?f50" draw:glue-point-leaving-directions="-270, -180, -90, -9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4 -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?f1 - ?f46"/><draw:equation draw:name="f48" draw:formula="0 - ?f46"/><draw:equation draw:name="f49" draw:formula="(?f17 + ?f26) / 2"/><draw:equation draw:name="f50" draw:formula="?f14 / 2"/><draw:equation draw:name="f51" draw:formula="0 - ?f23"/><draw:equation draw:name="f52" draw:formula="0 - ?f50"/><draw:equation draw:name="f53" draw:formula="atan2(?f51, ?f52)"/><draw:equation draw:name="f54" draw:formula="0 - ?f53"/><draw:equation draw:name="f55" draw:formula="?f54 * ?f1 / ?f11"/><draw:equation draw:name="f56" draw:formula="?f55 - ?f2"/><draw:equation draw:name="f57" draw:formula="?f56 - ?f2"/><draw:equation draw:name="f58" draw:formula="?f2 + ?f56"/><draw:equation draw:name="f59" draw:formula="?f1 - ?f56"/><draw:equation draw:name="f60" draw:formula="21550000 - ?f48"/><draw:equation draw:name="f61" draw:formula="if(?f60, ?f48, 21550000)"/><draw:equation draw:name="f62" draw:formula="-21550000 - ?f61"/><draw:equation draw:name="f63" draw:formula="if(?f62, -21550000, ?f61)"/><draw:equation draw:name="f64" draw:formula="?f1 + ?f63"/><draw:equation draw:name="f65" draw:formula="?f1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9"/><draw:equation draw:name="f71" draw:formula="sin(?f67)"/><draw:equation draw:name="f72" draw:formula="0 - ?f71"/><draw:equation draw:name="f73" draw:formula="?f72 * ?f17"/><draw:equation draw:name="f74" draw:formula="sqrt(?f70 * ?f70 + ?f73 * ?f73 + 0 * 0)"/><draw:equation draw:name="f75" draw:formula="?f9 * ?f17 / ?f74"/><draw:equation draw:name="f76" draw:formula="?f72 * ?f75"/><draw:equation draw:name="f77" draw:formula="?f3 - ?f76"/><draw:equation draw:name="f78" draw:formula="?f69 * ?f75"/><draw:equation draw:name="f79" draw:formula="?f17 - ?f78"/><draw:equation draw:name="f80" draw:formula="?f77 - ?f9"/><draw:equation draw:name="f81" draw:formula="?f79 - ?f17"/><draw:equation draw:name="f82" draw:formula="?f77 + ?f9"/><draw:equation draw:name="f83" draw:formula="?f79 + ?f17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9"/><draw:equation draw:name="f90" draw:formula="sin(?f86)"/><draw:equation draw:name="f91" draw:formula="0 - ?f90"/><draw:equation draw:name="f92" draw:formula="?f91 * ?f17"/><draw:equation draw:name="f93" draw:formula="sqrt(?f89 * ?f89 + ?f92 * ?f92 + 0 * 0)"/><draw:equation draw:name="f94" draw:formula="?f9 * ?f17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63, ?f3, ?f80)"/><draw:equation draw:name="f100" draw:formula="if(?f63, ?f17, ?f81)"/><draw:equation draw:name="f101" draw:formula="if(?f63, ?f3, ?f82)"/><draw:equation draw:name="f102" draw:formula="if(?f63, ?f17, ?f83)"/><draw:equation draw:name="f103" draw:formula="if(?f63, ?f80, ?f96)"/><draw:equation draw:name="f104" draw:formula="if(?f63, ?f81, ?f98)"/><draw:equation draw:name="f105" draw:formula="if(?f63, ?f82, ?f96)"/><draw:equation draw:name="f106" draw:formula="if(?f63, ?f83, ?f98)"/><draw:equation draw:name="f107" draw:formula="21550000 - ?f46"/><draw:equation draw:name="f108" draw:formula="if(?f107, ?f46, 21550000)"/><draw:equation draw:name="f109" draw:formula="-21550000 - ?f108"/><draw:equation draw:name="f110" draw:formula="if(?f109, -21550000, ?f108)"/><draw:equation draw:name="f111" draw:formula="?f47 + ?f110"/><draw:equation draw:name="f112" draw:formula="?f47 + ?f2"/><draw:equation draw:name="f113" draw:formula="?f112 * ?f11 / ?f1"/><draw:equation draw:name="f114" draw:formula="0 - ?f113"/><draw:equation draw:name="f115" draw:formula="cos(?f114)"/><draw:equation draw:name="f116" draw:formula="0 - ?f115"/><draw:equation draw:name="f117" draw:formula="?f116 * ?f9"/><draw:equation draw:name="f118" draw:formula="sin(?f114)"/><draw:equation draw:name="f119" draw:formula="0 - ?f118"/><draw:equation draw:name="f120" draw:formula="?f119 * ?f17"/><draw:equation draw:name="f121" draw:formula="sqrt(?f117 * ?f117 + ?f120 * ?f120 + 0 * 0)"/><draw:equation draw:name="f122" draw:formula="?f9 * ?f17 / ?f121"/><draw:equation draw:name="f123" draw:formula="?f119 * ?f122"/><draw:equation draw:name="f124" draw:formula="?f40 - ?f123"/><draw:equation draw:name="f125" draw:formula="?f116 * ?f122"/><draw:equation draw:name="f126" draw:formula="?f33 - ?f125"/><draw:equation draw:name="f127" draw:formula="?f124 - ?f9"/><draw:equation draw:name="f128" draw:formula="?f126 - ?f17"/><draw:equation draw:name="f129" draw:formula="?f124 + ?f9"/><draw:equation draw:name="f130" draw:formula="?f126 + ?f17"/><draw:equation draw:name="f131" draw:formula="?f111 + ?f2"/><draw:equation draw:name="f132" draw:formula="?f131 * ?f11 / ?f1"/><draw:equation draw:name="f133" draw:formula="0 - ?f132"/><draw:equation draw:name="f134" draw:formula="cos(?f133)"/><draw:equation draw:name="f135" draw:formula="0 - ?f134"/><draw:equation draw:name="f136" draw:formula="?f135 * ?f9"/><draw:equation draw:name="f137" draw:formula="sin(?f133)"/><draw:equation draw:name="f138" draw:formula="0 - ?f137"/><draw:equation draw:name="f139" draw:formula="?f138 * ?f17"/><draw:equation draw:name="f140" draw:formula="sqrt(?f136 * ?f136 + ?f139 * ?f139 + 0 * 0)"/><draw:equation draw:name="f141" draw:formula="?f9 * ?f17 / ?f140"/><draw:equation draw:name="f142" draw:formula="?f138 * ?f141"/><draw:equation draw:name="f143" draw:formula="?f124 + ?f142"/><draw:equation draw:name="f144" draw:formula="?f135 * ?f141"/><draw:equation draw:name="f145" draw:formula="?f126 + ?f144"/><draw:equation draw:name="f146" draw:formula="if(?f110, ?f40, ?f127)"/><draw:equation draw:name="f147" draw:formula="if(?f110, ?f33, ?f128)"/><draw:equation draw:name="f148" draw:formula="if(?f110, ?f40, ?f129)"/><draw:equation draw:name="f149" draw:formula="if(?f110, ?f33, ?f130)"/><draw:equation draw:name="f150" draw:formula="if(?f110, ?f127, ?f143)"/><draw:equation draw:name="f151" draw:formula="if(?f110, ?f128, ?f145)"/><draw:equation draw:name="f152" draw:formula="if(?f110, ?f129, ?f143)"/><draw:equation draw:name="f153" draw:formula="if(?f110, ?f130, ?f145)"/><draw:equation draw:name="f154" draw:formula="21550000 - ?f57"/><draw:equation draw:name="f155" draw:formula="if(?f154, ?f57, 21550000)"/><draw:equation draw:name="f156" draw:formula="-21550000 - ?f155"/><draw:equation draw:name="f157" draw:formula="if(?f156, -21550000, ?f155)"/><draw:equation draw:name="f158" draw:formula="?f0 + ?f157"/><draw:equation draw:name="f159" draw:formula="?f0 + ?f2"/><draw:equation draw:name="f160" draw:formula="?f159 * ?f11 / ?f1"/><draw:equation draw:name="f161" draw:formula="0 - ?f160"/><draw:equation draw:name="f162" draw:formula="cos(?f161)"/><draw:equation draw:name="f163" draw:formula="0 - ?f162"/><draw:equation draw:name="f164" draw:formula="?f163 * ?f9"/><draw:equation draw:name="f165" draw:formula="sin(?f161)"/><draw:equation draw:name="f166" draw:formula="0 - ?f165"/><draw:equation draw:name="f167" draw:formula="?f166 * ?f17"/><draw:equation draw:name="f168" draw:formula="sqrt(?f164 * ?f164 + ?f167 * ?f167 + 0 * 0)"/><draw:equation draw:name="f169" draw:formula="?f9 * ?f17 / ?f168"/><draw:equation draw:name="f170" draw:formula="?f166 * ?f169"/><draw:equation draw:name="f171" draw:formula="?f4 - ?f170"/><draw:equation draw:name="f172" draw:formula="?f163 * ?f169"/><draw:equation draw:name="f173" draw:formula="?f14 - ?f172"/><draw:equation draw:name="f174" draw:formula="?f171 - ?f9"/><draw:equation draw:name="f175" draw:formula="?f173 - ?f17"/><draw:equation draw:name="f176" draw:formula="?f171 + ?f9"/><draw:equation draw:name="f177" draw:formula="?f173 + ?f17"/><draw:equation draw:name="f178" draw:formula="?f158 + ?f2"/><draw:equation draw:name="f179" draw:formula="?f178 * ?f11 / ?f1"/><draw:equation draw:name="f180" draw:formula="0 - ?f179"/><draw:equation draw:name="f181" draw:formula="cos(?f180)"/><draw:equation draw:name="f182" draw:formula="0 - ?f181"/><draw:equation draw:name="f183" draw:formula="?f182 * ?f9"/><draw:equation draw:name="f184" draw:formula="sin(?f180)"/><draw:equation draw:name="f185" draw:formula="0 - ?f184"/><draw:equation draw:name="f186" draw:formula="?f185 * ?f17"/><draw:equation draw:name="f187" draw:formula="sqrt(?f183 * ?f183 + ?f186 * ?f186 + 0 * 0)"/><draw:equation draw:name="f188" draw:formula="?f9 * ?f17 / ?f187"/><draw:equation draw:name="f189" draw:formula="?f185 * ?f188"/><draw:equation draw:name="f190" draw:formula="?f171 + ?f189"/><draw:equation draw:name="f191" draw:formula="?f182 * ?f188"/><draw:equation draw:name="f192" draw:formula="?f173 + ?f191"/><draw:equation draw:name="f193" draw:formula="if(?f157, ?f4, ?f174)"/><draw:equation draw:name="f194" draw:formula="if(?f157, ?f14, ?f175)"/><draw:equation draw:name="f195" draw:formula="if(?f157, ?f4, ?f176)"/><draw:equation draw:name="f196" draw:formula="if(?f157, ?f14, ?f177)"/><draw:equation draw:name="f197" draw:formula="if(?f157, ?f174, ?f190)"/><draw:equation draw:name="f198" draw:formula="if(?f157, ?f175, ?f192)"/><draw:equation draw:name="f199" draw:formula="if(?f157, ?f176, ?f190)"/><draw:equation draw:name="f200" draw:formula="if(?f157, ?f177, ?f192)"/><draw:equation draw:name="f201" draw:formula="21550000 - ?f58"/><draw:equation draw:name="f202" draw:formula="if(?f201, ?f58, 21550000)"/><draw:equation draw:name="f203" draw:formula="-21550000 - ?f202"/><draw:equation draw:name="f204" draw:formula="if(?f203, -21550000, ?f202)"/><draw:equation draw:name="f205" draw:formula="?f59 + ?f204"/><draw:equation draw:name="f206" draw:formula="?f59 + ?f2"/><draw:equation draw:name="f207" draw:formula="?f206 * ?f11 / ?f1"/><draw:equation draw:name="f208" draw:formula="0 - ?f207"/><draw:equation draw:name="f209" draw:formula="cos(?f208)"/><draw:equation draw:name="f210" draw:formula="0 - ?f209"/><draw:equation draw:name="f211" draw:formula="?f210 * ?f9"/><draw:equation draw:name="f212" draw:formula="sin(?f208)"/><draw:equation draw:name="f213" draw:formula="0 - ?f212"/><draw:equation draw:name="f214" draw:formula="?f213 * ?f17"/><draw:equation draw:name="f215" draw:formula="sqrt(?f211 * ?f211 + ?f214 * ?f214 + 0 * 0)"/><draw:equation draw:name="f216" draw:formula="?f9 * ?f17 / ?f215"/><draw:equation draw:name="f217" draw:formula="?f213 * ?f216"/><draw:equation draw:name="f218" draw:formula="?f190 - ?f217"/><draw:equation draw:name="f219" draw:formula="?f210 * ?f216"/><draw:equation draw:name="f220" draw:formula="?f192 - ?f219"/><draw:equation draw:name="f221" draw:formula="?f218 - ?f9"/><draw:equation draw:name="f222" draw:formula="?f220 - ?f17"/><draw:equation draw:name="f223" draw:formula="?f218 + ?f9"/><draw:equation draw:name="f224" draw:formula="?f220 + ?f17"/><draw:equation draw:name="f225" draw:formula="?f205 + ?f2"/><draw:equation draw:name="f226" draw:formula="?f225 * ?f11 / ?f1"/><draw:equation draw:name="f227" draw:formula="0 - ?f226"/><draw:equation draw:name="f228" draw:formula="cos(?f227)"/><draw:equation draw:name="f229" draw:formula="0 - ?f228"/><draw:equation draw:name="f230" draw:formula="?f229 * ?f9"/><draw:equation draw:name="f231" draw:formula="sin(?f227)"/><draw:equation draw:name="f232" draw:formula="0 - ?f231"/><draw:equation draw:name="f233" draw:formula="?f232 * ?f17"/><draw:equation draw:name="f234" draw:formula="sqrt(?f230 * ?f230 + ?f233 * ?f233 + 0 * 0)"/><draw:equation draw:name="f235" draw:formula="?f9 * ?f17 / ?f234"/><draw:equation draw:name="f236" draw:formula="?f232 * ?f235"/><draw:equation draw:name="f237" draw:formula="?f218 + ?f236"/><draw:equation draw:name="f238" draw:formula="?f229 * ?f235"/><draw:equation draw:name="f239" draw:formula="?f220 + ?f238"/><draw:equation draw:name="f240" draw:formula="if(?f204, ?f190, ?f221)"/><draw:equation draw:name="f241" draw:formula="if(?f204, ?f192, ?f222)"/><draw:equation draw:name="f242" draw:formula="if(?f204, ?f190, ?f223)"/><draw:equation draw:name="f243" draw:formula="if(?f204, ?f192, ?f224)"/><draw:equation draw:name="f244" draw:formula="if(?f204, ?f221, ?f237)"/><draw:equation draw:name="f245" draw:formula="if(?f204, ?f222, ?f239)"/><draw:equation draw:name="f246" draw:formula="if(?f204, ?f223, ?f237)"/><draw:equation draw:name="f247" draw:formula="if(?f204, ?f224, ?f239)"/><draw:equation draw:name="f248" draw:formula="21550000 - ?f2"/><draw:equation draw:name="f249" draw:formula="if(?f248, ?f2, 21550000)"/><draw:equation draw:name="f250" draw:formula="-21550000 - ?f249"/><draw:equation draw:name="f251" draw:formula="if(?f250, -21550000, ?f249)"/><draw:equation draw:name="f252" draw:formula="?f1 + ?f251"/><draw:equation draw:name="f253" draw:formula="?f252 + ?f2"/><draw:equation draw:name="f254" draw:formula="?f253 * ?f11 / ?f1"/><draw:equation draw:name="f255" draw:formula="0 - ?f254"/><draw:equation draw:name="f256" draw:formula="cos(?f255)"/><draw:equation draw:name="f257" draw:formula="0 - ?f256"/><draw:equation draw:name="f258" draw:formula="?f257 * ?f9"/><draw:equation draw:name="f259" draw:formula="sin(?f255)"/><draw:equation draw:name="f260" draw:formula="0 - ?f259"/><draw:equation draw:name="f261" draw:formula="?f260 * ?f17"/><draw:equation draw:name="f262" draw:formula="sqrt(?f258 * ?f258 + ?f261 * ?f261 + 0 * 0)"/><draw:equation draw:name="f263" draw:formula="?f9 * ?f17 / ?f262"/><draw:equation draw:name="f264" draw:formula="?f260 * ?f263"/><draw:equation draw:name="f265" draw:formula="?f77 + ?f264"/><draw:equation draw:name="f266" draw:formula="?f257 * ?f263"/><draw:equation draw:name="f267" draw:formula="?f79 + ?f266"/><draw:equation draw:name="f268" draw:formula="if(?f251, ?f3, ?f80)"/><draw:equation draw:name="f269" draw:formula="if(?f251, ?f17, ?f81)"/><draw:equation draw:name="f270" draw:formula="if(?f251, ?f3, ?f82)"/><draw:equation draw:name="f271" draw:formula="if(?f251, ?f17, ?f83)"/><draw:equation draw:name="f272" draw:formula="if(?f251, ?f80, ?f265)"/><draw:equation draw:name="f273" draw:formula="if(?f251, ?f81, ?f267)"/><draw:equation draw:name="f274" draw:formula="if(?f251, ?f82, ?f265)"/><draw:equation draw:name="f275" draw:formula="if(?f251, ?f83, ?f267)"/></draw:enhanced-geometry></draw:custom-shape></text:span></text:p>
      <text:p text:style-name="P208"/>
      <text:p text:style-name="P209"><text:span text:style-name="T210"><draw:custom-shape svg:x="2.80041in" svg:y="0.09028in" svg:width="1.17917in" svg:height="0.27292in" draw:z-index="251687936" draw:id="id24" draw:style-name="a25" draw:name="Rectángulo 19" text:anchor-type="paragraph"><svg:title/><svg:desc/><draw:enhanced-geometry draw:type="non-primitive" svg:viewBox="0 0 21600 21600" draw:enhanced-path="M 0 0 L 21600 0 21600 21600 0 21600 Z N"/></draw:custom-shape></text:span></text:p>
      <text:p text:style-name="P211"><text:tab/>if (--de &lt; 0)</text:p>
      <text:p text:style-name="P212"/>
      <text:p text:style-name="P213"><text:span text:style-name="T214"><draw:custom-shape svg:width="1.89792in" svg:height="0.48056in" draw:z-index="251707392" draw:id="id25" draw:style-name="a26" draw:transform="translate(-0.94896in -0.24028in) rotate(-0.85189) translate(4.96368in 0.30063in)" draw:name="Flecha: curvada hacia abajo 30" text:anchor-type="paragraph"><svg:title/><svg:desc/><draw:enhanced-geometry draw:path-stretchpoint-x="21600" draw:path-stretchpoint-y="21600" draw:type="non-primitive" svg:viewBox="0 0 21600 21600" draw:enhanced-path="S M ?f38 ?f6 L ?f35 ?f39 ?f31 ?f39 A ?f99 ?f100 ?f101 ?f102 ?f31 ?f39 ?f96 ?f98  W ?f103 ?f104 ?f105 ?f106 ?f31 ?f39 ?f96 ?f98 L ?f25 ?f5 A ?f146 ?f147 ?f148 ?f149 ?f25 ?f5 ?f143 ?f145  W ?f150 ?f151 ?f152 ?f153 ?f25 ?f5 ?f143 ?f145 L ?f36 ?f39 Z N S M ?f48 ?f47 A ?f193 ?f194 ?f195 ?f196 ?f48 ?f47 ?f190 ?f192  W ?f197 ?f198 ?f199 ?f200 ?f48 ?f47 ?f190 ?f192 L ?f3 ?f6 A ?f240 ?f241 ?f242 ?f243 ?f3 ?f6 ?f237 ?f239  W ?f244 ?f245 ?f246 ?f247 ?f3 ?f6 ?f237 ?f239 Z N F M ?f48 ?f47 A ?f193 ?f194 ?f195 ?f196 ?f48 ?f47 ?f190 ?f192  W ?f197 ?f198 ?f199 ?f200 ?f48 ?f47 ?f190 ?f192 L ?f3 ?f6 A ?f268 ?f269 ?f270 ?f271 ?f3 ?f6 ?f265 ?f267  W ?f272 ?f273 ?f274 ?f275 ?f3 ?f6 ?f265 ?f267 L ?f25 ?f5 A ?f146 ?f147 ?f148 ?f149 ?f25 ?f5 ?f143 ?f145  W ?f150 ?f151 ?f152 ?f153 ?f25 ?f5 ?f143 ?f145 L ?f36 ?f39 ?f38 ?f6 ?f35 ?f39 ?f31 ?f39 A ?f99 ?f100 ?f101 ?f102 ?f31 ?f39 ?f96 ?f98  W ?f103 ?f104 ?f105 ?f106 ?f31 ?f39 ?f96 ?f98 N" draw:text-areas="?f3 ?f5 ?f4 ?f6" draw:glue-points="?f48 ?f5 ?f49 ?f6 ?f35 ?f39 ?f38 ?f6 ?f36 ?f39" draw:glue-point-leaving-directions="-360, -180, -180, -180, -90" draw:modifiers="15419 63852 2696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min(?f8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9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7 / ?f18"/><draw:equation draw:name="f24" draw:formula="?f10 * $2 / 100000"/><draw:equation draw:name="f25" draw:formula="?f17 + ?f14"/><draw:equation draw:name="f26" draw:formula="?f7 * ?f7"/><draw:equation draw:name="f27" draw:formula="?f24 * ?f24"/><draw:equation draw:name="f28" draw:formula="?f26 - ?f27"/><draw:equation draw:name="f29" draw:formula="sqrt(?f28)"/><draw:equation draw:name="f30" draw:formula="?f29 * ?f17 / ?f7"/><draw:equation draw:name="f31" draw:formula="?f17 + ?f30"/><draw:equation draw:name="f32" draw:formula="?f25 + ?f30"/><draw:equation draw:name="f33" draw:formula="?f15 - ?f14"/><draw:equation draw:name="f34" draw:formula="?f33 / 2"/><draw:equation draw:name="f35" draw:formula="?f31 - ?f34"/><draw:equation draw:name="f36" draw:formula="?f32 + ?f34"/><draw:equation draw:name="f37" draw:formula="?f15 / 2"/><draw:equation draw:name="f38" draw:formula="?f4 - ?f37"/><draw:equation draw:name="f39" draw:formula="?f6 - ?f24"/><draw:equation draw:name="f40" draw:formula="0 - ?f24"/><draw:equation draw:name="f41" draw:formula="0 - ?f30"/><draw:equation draw:name="f42" draw:formula="atan2(?f40, ?f41)"/><draw:equation draw:name="f43" draw:formula="0 - ?f42"/><draw:equation draw:name="f44" draw:formula="?f43 * ?f1 / ?f11"/><draw:equation draw:name="f45" draw:formula="?f44 - ?f2"/><draw:equation draw:name="f46" draw:formula="0 - ?f45"/><draw:equation draw:name="f47" draw:formula="?f6 - ?f23"/><draw:equation draw:name="f48" draw:formula="(?f17 + ?f25) / 2"/><draw:equation draw:name="f49" draw:formula="?f14 / 2"/><draw:equation draw:name="f50" draw:formula="0 - ?f23"/><draw:equation draw:name="f51" draw:formula="0 - ?f49"/><draw:equation draw:name="f52" draw:formula="atan2(?f50, ?f51)"/><draw:equation draw:name="f53" draw:formula="0 - ?f52"/><draw:equation draw:name="f54" draw:formula="?f53 * ?f1 / ?f11"/><draw:equation draw:name="f55" draw:formula="?f54 - ?f2"/><draw:equation draw:name="f56" draw:formula="?f0 + ?f45"/><draw:equation draw:name="f57" draw:formula="?f0 - ?f55"/><draw:equation draw:name="f58" draw:formula="?f55 - ?f2"/><draw:equation draw:name="f59" draw:formula="?f2 + ?f55"/><draw:equation draw:name="f60" draw:formula="21550000 - ?f46"/><draw:equation draw:name="f61" draw:formula="if(?f60, ?f46, 21550000)"/><draw:equation draw:name="f62" draw:formula="-21550000 - ?f61"/><draw:equation draw:name="f63" draw:formula="if(?f62, -21550000, ?f61)"/><draw:equation draw:name="f64" draw:formula="?f56 + ?f63"/><draw:equation draw:name="f65" draw:formula="?f56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7"/><draw:equation draw:name="f71" draw:formula="sin(?f67)"/><draw:equation draw:name="f72" draw:formula="0 - ?f71"/><draw:equation draw:name="f73" draw:formula="?f72 * ?f7"/><draw:equation draw:name="f74" draw:formula="sqrt(?f70 * ?f70 + ?f73 * ?f73 + 0 * 0)"/><draw:equation draw:name="f75" draw:formula="?f17 * ?f7 / ?f74"/><draw:equation draw:name="f76" draw:formula="?f72 * ?f75"/><draw:equation draw:name="f77" draw:formula="?f31 - ?f76"/><draw:equation draw:name="f78" draw:formula="?f69 * ?f75"/><draw:equation draw:name="f79" draw:formula="?f39 - ?f78"/><draw:equation draw:name="f80" draw:formula="?f77 - ?f17"/><draw:equation draw:name="f81" draw:formula="?f79 - ?f7"/><draw:equation draw:name="f82" draw:formula="?f77 + ?f17"/><draw:equation draw:name="f83" draw:formula="?f79 + ?f7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7"/><draw:equation draw:name="f90" draw:formula="sin(?f86)"/><draw:equation draw:name="f91" draw:formula="0 - ?f90"/><draw:equation draw:name="f92" draw:formula="?f91 * ?f7"/><draw:equation draw:name="f93" draw:formula="sqrt(?f89 * ?f89 + ?f92 * ?f92 + 0 * 0)"/><draw:equation draw:name="f94" draw:formula="?f17 * ?f7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63, ?f31, ?f80)"/><draw:equation draw:name="f100" draw:formula="if(?f63, ?f39, ?f81)"/><draw:equation draw:name="f101" draw:formula="if(?f63, ?f31, ?f82)"/><draw:equation draw:name="f102" draw:formula="if(?f63, ?f39, ?f83)"/><draw:equation draw:name="f103" draw:formula="if(?f63, ?f80, ?f96)"/><draw:equation draw:name="f104" draw:formula="if(?f63, ?f81, ?f98)"/><draw:equation draw:name="f105" draw:formula="if(?f63, ?f82, ?f96)"/><draw:equation draw:name="f106" draw:formula="if(?f63, ?f83, ?f98)"/><draw:equation draw:name="f107" draw:formula="21550000 - ?f45"/><draw:equation draw:name="f108" draw:formula="if(?f107, ?f45, 21550000)"/><draw:equation draw:name="f109" draw:formula="-21550000 - ?f108"/><draw:equation draw:name="f110" draw:formula="if(?f109, -21550000, ?f108)"/><draw:equation draw:name="f111" draw:formula="?f0 + ?f110"/><draw:equation draw:name="f112" draw:formula="?f0 + ?f2"/><draw:equation draw:name="f113" draw:formula="?f112 * ?f11 / ?f1"/><draw:equation draw:name="f114" draw:formula="0 - ?f113"/><draw:equation draw:name="f115" draw:formula="cos(?f114)"/><draw:equation draw:name="f116" draw:formula="0 - ?f115"/><draw:equation draw:name="f117" draw:formula="?f116 * ?f17"/><draw:equation draw:name="f118" draw:formula="sin(?f114)"/><draw:equation draw:name="f119" draw:formula="0 - ?f118"/><draw:equation draw:name="f120" draw:formula="?f119 * ?f7"/><draw:equation draw:name="f121" draw:formula="sqrt(?f117 * ?f117 + ?f120 * ?f120 + 0 * 0)"/><draw:equation draw:name="f122" draw:formula="?f17 * ?f7 / ?f121"/><draw:equation draw:name="f123" draw:formula="?f119 * ?f122"/><draw:equation draw:name="f124" draw:formula="?f25 - ?f123"/><draw:equation draw:name="f125" draw:formula="?f116 * ?f122"/><draw:equation draw:name="f126" draw:formula="?f5 - ?f125"/><draw:equation draw:name="f127" draw:formula="?f124 - ?f17"/><draw:equation draw:name="f128" draw:formula="?f126 - ?f7"/><draw:equation draw:name="f129" draw:formula="?f124 + ?f17"/><draw:equation draw:name="f130" draw:formula="?f126 + ?f7"/><draw:equation draw:name="f131" draw:formula="?f111 + ?f2"/><draw:equation draw:name="f132" draw:formula="?f131 * ?f11 / ?f1"/><draw:equation draw:name="f133" draw:formula="0 - ?f132"/><draw:equation draw:name="f134" draw:formula="cos(?f133)"/><draw:equation draw:name="f135" draw:formula="0 - ?f134"/><draw:equation draw:name="f136" draw:formula="?f135 * ?f17"/><draw:equation draw:name="f137" draw:formula="sin(?f133)"/><draw:equation draw:name="f138" draw:formula="0 - ?f137"/><draw:equation draw:name="f139" draw:formula="?f138 * ?f7"/><draw:equation draw:name="f140" draw:formula="sqrt(?f136 * ?f136 + ?f139 * ?f139 + 0 * 0)"/><draw:equation draw:name="f141" draw:formula="?f17 * ?f7 / ?f140"/><draw:equation draw:name="f142" draw:formula="?f138 * ?f141"/><draw:equation draw:name="f143" draw:formula="?f124 + ?f142"/><draw:equation draw:name="f144" draw:formula="?f135 * ?f141"/><draw:equation draw:name="f145" draw:formula="?f126 + ?f144"/><draw:equation draw:name="f146" draw:formula="if(?f110, ?f25, ?f127)"/><draw:equation draw:name="f147" draw:formula="if(?f110, ?f5, ?f128)"/><draw:equation draw:name="f148" draw:formula="if(?f110, ?f25, ?f129)"/><draw:equation draw:name="f149" draw:formula="if(?f110, ?f5, ?f130)"/><draw:equation draw:name="f150" draw:formula="if(?f110, ?f127, ?f143)"/><draw:equation draw:name="f151" draw:formula="if(?f110, ?f128, ?f145)"/><draw:equation draw:name="f152" draw:formula="if(?f110, ?f129, ?f143)"/><draw:equation draw:name="f153" draw:formula="if(?f110, ?f130, ?f145)"/><draw:equation draw:name="f154" draw:formula="21550000 - ?f58"/><draw:equation draw:name="f155" draw:formula="if(?f154, ?f58, 21550000)"/><draw:equation draw:name="f156" draw:formula="-21550000 - ?f155"/><draw:equation draw:name="f157" draw:formula="if(?f156, -21550000, ?f155)"/><draw:equation draw:name="f158" draw:formula="?f57 + ?f157"/><draw:equation draw:name="f159" draw:formula="?f57 + ?f2"/><draw:equation draw:name="f160" draw:formula="?f159 * ?f11 / ?f1"/><draw:equation draw:name="f161" draw:formula="0 - ?f160"/><draw:equation draw:name="f162" draw:formula="cos(?f161)"/><draw:equation draw:name="f163" draw:formula="0 - ?f162"/><draw:equation draw:name="f164" draw:formula="?f163 * ?f17"/><draw:equation draw:name="f165" draw:formula="sin(?f161)"/><draw:equation draw:name="f166" draw:formula="0 - ?f165"/><draw:equation draw:name="f167" draw:formula="?f166 * ?f7"/><draw:equation draw:name="f168" draw:formula="sqrt(?f164 * ?f164 + ?f167 * ?f167 + 0 * 0)"/><draw:equation draw:name="f169" draw:formula="?f17 * ?f7 / ?f168"/><draw:equation draw:name="f170" draw:formula="?f166 * ?f169"/><draw:equation draw:name="f171" draw:formula="?f48 - ?f170"/><draw:equation draw:name="f172" draw:formula="?f163 * ?f169"/><draw:equation draw:name="f173" draw:formula="?f47 - ?f172"/><draw:equation draw:name="f174" draw:formula="?f171 - ?f17"/><draw:equation draw:name="f175" draw:formula="?f173 - ?f7"/><draw:equation draw:name="f176" draw:formula="?f171 + ?f17"/><draw:equation draw:name="f177" draw:formula="?f173 + ?f7"/><draw:equation draw:name="f178" draw:formula="?f158 + ?f2"/><draw:equation draw:name="f179" draw:formula="?f178 * ?f11 / ?f1"/><draw:equation draw:name="f180" draw:formula="0 - ?f179"/><draw:equation draw:name="f181" draw:formula="cos(?f180)"/><draw:equation draw:name="f182" draw:formula="0 - ?f181"/><draw:equation draw:name="f183" draw:formula="?f182 * ?f17"/><draw:equation draw:name="f184" draw:formula="sin(?f180)"/><draw:equation draw:name="f185" draw:formula="0 - ?f184"/><draw:equation draw:name="f186" draw:formula="?f185 * ?f7"/><draw:equation draw:name="f187" draw:formula="sqrt(?f183 * ?f183 + ?f186 * ?f186 + 0 * 0)"/><draw:equation draw:name="f188" draw:formula="?f17 * ?f7 / ?f187"/><draw:equation draw:name="f189" draw:formula="?f185 * ?f188"/><draw:equation draw:name="f190" draw:formula="?f171 + ?f189"/><draw:equation draw:name="f191" draw:formula="?f182 * ?f188"/><draw:equation draw:name="f192" draw:formula="?f173 + ?f191"/><draw:equation draw:name="f193" draw:formula="if(?f157, ?f48, ?f174)"/><draw:equation draw:name="f194" draw:formula="if(?f157, ?f47, ?f175)"/><draw:equation draw:name="f195" draw:formula="if(?f157, ?f48, ?f176)"/><draw:equation draw:name="f196" draw:formula="if(?f157, ?f47, ?f177)"/><draw:equation draw:name="f197" draw:formula="if(?f157, ?f174, ?f190)"/><draw:equation draw:name="f198" draw:formula="if(?f157, ?f175, ?f192)"/><draw:equation draw:name="f199" draw:formula="if(?f157, ?f176, ?f190)"/><draw:equation draw:name="f200" draw:formula="if(?f157, ?f177, ?f192)"/><draw:equation draw:name="f201" draw:formula="21550000 - ?f59"/><draw:equation draw:name="f202" draw:formula="if(?f201, ?f59, 21550000)"/><draw:equation draw:name="f203" draw:formula="-21550000 - ?f202"/><draw:equation draw:name="f204" draw:formula="if(?f203, -21550000, ?f202)"/><draw:equation draw:name="f205" draw:formula="?f1 + ?f204"/><draw:equation draw:name="f206" draw:formula="?f1 + ?f2"/><draw:equation draw:name="f207" draw:formula="?f206 * ?f11 / ?f1"/><draw:equation draw:name="f208" draw:formula="0 - ?f207"/><draw:equation draw:name="f209" draw:formula="cos(?f208)"/><draw:equation draw:name="f210" draw:formula="0 - ?f209"/><draw:equation draw:name="f211" draw:formula="?f210 * ?f17"/><draw:equation draw:name="f212" draw:formula="sin(?f208)"/><draw:equation draw:name="f213" draw:formula="0 - ?f212"/><draw:equation draw:name="f214" draw:formula="?f213 * ?f7"/><draw:equation draw:name="f215" draw:formula="sqrt(?f211 * ?f211 + ?f214 * ?f214 + 0 * 0)"/><draw:equation draw:name="f216" draw:formula="?f17 * ?f7 / ?f215"/><draw:equation draw:name="f217" draw:formula="?f213 * ?f216"/><draw:equation draw:name="f218" draw:formula="?f3 - ?f217"/><draw:equation draw:name="f219" draw:formula="?f210 * ?f216"/><draw:equation draw:name="f220" draw:formula="?f6 - ?f219"/><draw:equation draw:name="f221" draw:formula="?f218 - ?f17"/><draw:equation draw:name="f222" draw:formula="?f220 - ?f7"/><draw:equation draw:name="f223" draw:formula="?f218 + ?f17"/><draw:equation draw:name="f224" draw:formula="?f220 + ?f7"/><draw:equation draw:name="f225" draw:formula="?f205 + ?f2"/><draw:equation draw:name="f226" draw:formula="?f225 * ?f11 / ?f1"/><draw:equation draw:name="f227" draw:formula="0 - ?f226"/><draw:equation draw:name="f228" draw:formula="cos(?f227)"/><draw:equation draw:name="f229" draw:formula="0 - ?f228"/><draw:equation draw:name="f230" draw:formula="?f229 * ?f17"/><draw:equation draw:name="f231" draw:formula="sin(?f227)"/><draw:equation draw:name="f232" draw:formula="0 - ?f231"/><draw:equation draw:name="f233" draw:formula="?f232 * ?f7"/><draw:equation draw:name="f234" draw:formula="sqrt(?f230 * ?f230 + ?f233 * ?f233 + 0 * 0)"/><draw:equation draw:name="f235" draw:formula="?f17 * ?f7 / ?f234"/><draw:equation draw:name="f236" draw:formula="?f232 * ?f235"/><draw:equation draw:name="f237" draw:formula="?f218 + ?f236"/><draw:equation draw:name="f238" draw:formula="?f229 * ?f235"/><draw:equation draw:name="f239" draw:formula="?f220 + ?f238"/><draw:equation draw:name="f240" draw:formula="if(?f204, ?f3, ?f221)"/><draw:equation draw:name="f241" draw:formula="if(?f204, ?f6, ?f222)"/><draw:equation draw:name="f242" draw:formula="if(?f204, ?f3, ?f223)"/><draw:equation draw:name="f243" draw:formula="if(?f204, ?f6, ?f224)"/><draw:equation draw:name="f244" draw:formula="if(?f204, ?f221, ?f237)"/><draw:equation draw:name="f245" draw:formula="if(?f204, ?f222, ?f239)"/><draw:equation draw:name="f246" draw:formula="if(?f204, ?f223, ?f237)"/><draw:equation draw:name="f247" draw:formula="if(?f204, ?f224, ?f239)"/><draw:equation draw:name="f248" draw:formula="21550000 - ?f2"/><draw:equation draw:name="f249" draw:formula="if(?f248, ?f2, 21550000)"/><draw:equation draw:name="f250" draw:formula="-21550000 - ?f249"/><draw:equation draw:name="f251" draw:formula="if(?f250, -21550000, ?f249)"/><draw:equation draw:name="f252" draw:formula="?f1 + ?f251"/><draw:equation draw:name="f253" draw:formula="?f252 + ?f2"/><draw:equation draw:name="f254" draw:formula="?f253 * ?f11 / ?f1"/><draw:equation draw:name="f255" draw:formula="0 - ?f254"/><draw:equation draw:name="f256" draw:formula="cos(?f255)"/><draw:equation draw:name="f257" draw:formula="0 - ?f256"/><draw:equation draw:name="f258" draw:formula="?f257 * ?f17"/><draw:equation draw:name="f259" draw:formula="sin(?f255)"/><draw:equation draw:name="f260" draw:formula="0 - ?f259"/><draw:equation draw:name="f261" draw:formula="?f260 * ?f7"/><draw:equation draw:name="f262" draw:formula="sqrt(?f258 * ?f258 + ?f261 * ?f261 + 0 * 0)"/><draw:equation draw:name="f263" draw:formula="?f17 * ?f7 / ?f262"/><draw:equation draw:name="f264" draw:formula="?f260 * ?f263"/><draw:equation draw:name="f265" draw:formula="?f218 + ?f264"/><draw:equation draw:name="f266" draw:formula="?f257 * ?f263"/><draw:equation draw:name="f267" draw:formula="?f220 + ?f266"/><draw:equation draw:name="f268" draw:formula="if(?f251, ?f3, ?f221)"/><draw:equation draw:name="f269" draw:formula="if(?f251, ?f6, ?f222)"/><draw:equation draw:name="f270" draw:formula="if(?f251, ?f3, ?f223)"/><draw:equation draw:name="f271" draw:formula="if(?f251, ?f6, ?f224)"/><draw:equation draw:name="f272" draw:formula="if(?f251, ?f221, ?f265)"/><draw:equation draw:name="f273" draw:formula="if(?f251, ?f222, ?f267)"/><draw:equation draw:name="f274" draw:formula="if(?f251, ?f223, ?f265)"/><draw:equation draw:name="f275" draw:formula="if(?f251, ?f224, ?f267)"/></draw:enhanced-geometry></draw:custom-shape></text:span></text:p>
      <text:p text:style-name="P215"/>
      <text:p text:style-name="P216"/>
      <text:p text:style-name="P217"><text:span text:style-name="T218"><draw:custom-shape svg:x="-0.18373in" svg:y="0.13471in" svg:width="4.15069in" svg:height="0.27292in" draw:z-index="251689984" draw:id="id26" draw:style-name="a27" draw:name="Rectángulo 20" text:anchor-type="paragraph"><svg:title/><svg:desc/><draw:enhanced-geometry draw:type="non-primitive" svg:viewBox="0 0 21600 21600" draw:enhanced-path="M 0 0 L 21600 0 21600 21600 0 21600 Z N"/></draw:custom-shape></text:span></text:p>
      <text:p text:style-name="P219">return error("invalid base85 alphabet %c", ch);</text:p>
      <text:p text:style-name="P220"/>
      <text:p text:style-name="P221"><text:span text:style-name="T222"><draw:custom-shape svg:x="0in" svg:y="0.09328in" svg:width="1.71667in" svg:height="0.27292in" draw:z-index="251692032" draw:id="id27" draw:style-name="a28" draw:name="Rectángulo 21" text:anchor-type="paragraph"><svg:title/><svg:desc/><draw:enhanced-geometry draw:type="non-primitive" svg:viewBox="0 0 21600 21600" draw:enhanced-path="M 0 0 L 21600 0 21600 21600 0 21600 Z N"/></draw:custom-shape></text:span></text:p>
      <text:p text:style-name="P223"><text:tab/><text:tab/><text:tab/>acc = acc * 85 + de;</text:p>
      <text:p text:style-name="P224"/>
      <text:p text:style-name="P225"><text:span text:style-name="T226"><draw:custom-shape svg:width="1.12222in" svg:height="1.01875in" draw:z-index="251709440" draw:id="id28" draw:style-name="a29" draw:transform="translate(-0.56111in -0.50937in) rotate(-3.14159) translate(5.58493in 0.57047in)" draw:name="Flecha: doblada 33" text:anchor-type="paragraph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9085 16474 19316 4375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/text:span></text:p>
      <text:p text:style-name="P227"/>
      <text:p text:style-name="P228"><text:tab/><text:tab/>}</text:p>
      <text:p text:style-name="P229"/>
      <text:p text:style-name="P230"><text:span text:style-name="T231"><draw:custom-shape svg:x="2.90115in" svg:y="0.01042in" svg:width="1.41458in" svg:height="0.49028in" draw:z-index="251694080" draw:id="id29" draw:style-name="a30" draw:name="Rectángulo 23" text:anchor-type="paragraph"><svg:title/><svg:desc/><draw:enhanced-geometry draw:type="non-primitive" svg:viewBox="0 0 21600 21600" draw:enhanced-path="M 0 0 L 21600 0 21600 21600 0 21600 Z N"/></draw:custom-shape></text:span><text:span text:style-name="T232"><text:s/>while (--cnt);</text:span></text:p>
      <text:p text:style-name="P233"><text:tab/><text:tab/>ch = *buffer++;</text:p>
      <text:p text:style-name="P234"><text:tab/><text:tab/>de = de85[ch];</text:p>
      <text:p text:style-name="P235"><text:span text:style-name="T236"><draw:custom-shape svg:x="4.04249in" svg:y="0.06348in" svg:width="0.25486in" svg:height="0.59375in" draw:z-index="251710464" draw:id="id30" draw:style-name="a31" draw:name="Flecha: hacia abajo 34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96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237"/>
      <text:p text:style-name="P238"/>
      <text:p text:style-name="P239"/>
      <text:p text:style-name="P240"><text:span text:style-name="T241"><draw:custom-shape svg:x="3.03264in" svg:y="0.10069in" svg:width="1.17917in" svg:height="0.27292in" draw:z-index="251696128" draw:id="id31" draw:style-name="a32" draw:name="Rectángulo 24" text:anchor-type="paragraph"><svg:title/><svg:desc/><draw:enhanced-geometry draw:type="non-primitive" svg:viewBox="0 0 21600 21600" draw:enhanced-path="M 0 0 L 21600 0 21600 21600 0 21600 Z N"/></draw:custom-shape></text:span></text:p>
      <text:p text:style-name="P242"><text:tab/><text:tab/>if (--de &lt; 0)</text:p>
      <text:p text:style-name="P243"><text:span text:style-name="T244"><draw:custom-shape svg:x="3.71659in" svg:y="0.10273in" svg:width="0.25486in" svg:height="0.59375in" draw:z-index="251712512" draw:id="id32" draw:style-name="a33" draw:name="Flecha: hacia abajo 35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96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245"/>
      <text:p text:style-name="P246"/>
      <text:p text:style-name="P247"/>
      <text:p text:style-name="P248"><text:span text:style-name="T249"><draw:custom-shape svg:x="0.28797in" svg:y="0.123in" svg:width="4.19792in" svg:height="0.27292in" draw:z-index="251698176" draw:id="id33" draw:style-name="a34" draw:name="Rectángulo 25" text:anchor-type="paragraph"><svg:title/><svg:desc/><draw:enhanced-geometry draw:type="non-primitive" svg:viewBox="0 0 21600 21600" draw:enhanced-path="M 0 0 L 21600 0 21600 21600 0 21600 Z N"/></draw:custom-shape></text:span></text:p>
      <text:p text:style-name="P250"><text:tab/>return error("invalid base85 alphabet %c", ch);</text:p>
      <text:p text:style-name="Standard"/>
      <text:p text:style-name="P251"/>
      <text:p text:style-name="P252"/>
      <text:p text:style-name="P253"/>
      <text:soft-page-break/>
      <text:p text:style-name="P254">/* Detect overflow. */</text:p>
      <text:p text:style-name="P255"/>
      <text:p text:style-name="P256"/>
      <text:p text:style-name="P257"><text:span text:style-name="T258"><draw:custom-shape svg:x="1.82391in" svg:y="0.07404in" svg:width="2.575in" svg:height="0.49028in" draw:z-index="251715584" draw:id="id34" draw:style-name="a35" draw:name="Diagrama de flujo: proceso 38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259">if (0xffffffff / 85 &lt; acc ||</text:p>
      <text:p text:style-name="P260">0xffffffff - de &lt; (acc *= 85))</text:p>
      <text:p text:style-name="P261"><text:span text:style-name="T262"><draw:connector draw:type="line" svg:x1="4.46542in" svg:y1="0.00818in" svg:x2="5.40848in" svg:y2="1.81859in" draw:z-index="251771904" draw:id="id35" draw:style-name="a37" draw:name="Conector recto de flecha 67" text:anchor-type="paragraph"><svg:title/><svg:desc/></draw:connector></text:span></text:p>
      <text:p text:style-name="P263"><text:span text:style-name="T264"><draw:connector draw:type="line" svg:x1="2.71042in" svg:y1="0.01087in" svg:x2="2.71042in" svg:y2="0.5574in" draw:z-index="251769856" draw:id="id36" draw:style-name="a39" draw:name="Conector recto de flecha 66" text:anchor-type="paragraph"><svg:title/><svg:desc/></draw:connector></text:span></text:p>
      <text:p text:style-name="P265"/>
      <text:p text:style-name="P266"/>
      <text:p text:style-name="P267"><text:span text:style-name="T268"><draw:custom-shape svg:x="0in" svg:y="0.15586in" svg:width="4.69792in" svg:height="0.49028in" draw:z-index="251719680" draw:id="id37" draw:style-name="a40" draw:name="Diagrama de flujo: proceso 40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269">return error("invalid base85 sequence %.5s", buffer-5);</text:p>
      <text:p text:style-name="P270"><text:span text:style-name="T271"><text:tab/>acc += de;</text:span><text:span text:style-name="T272"><text:s/></text:span></text:p>
      <text:p text:style-name="P273"><text:tab/>say1(" %08x", acc);</text:p>
      <text:p text:style-name="P274"/>
      <text:p text:style-name="P275"/>
      <text:p text:style-name="P276"/>
      <text:p text:style-name="P277"><text:span text:style-name="T278"><draw:custom-shape svg:x="3.91798in" svg:y="0.15862in" svg:width="2.575in" svg:height="0.49028in" draw:z-index="251717632" draw:id="id38" draw:style-name="a41" draw:name="Diagrama de flujo: proceso 39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279"><text:tab/><text:tab/>cnt = (len &lt; 4) ? len : 4;</text:p>
      <text:p text:style-name="P280"><text:tab/><text:tab/>len -= cnt;</text:p>
      <text:p text:style-name="P281"><text:tab/><text:tab/>do {</text:p>
      <text:p text:style-name="P282"><text:span text:style-name="T283"><draw:connector draw:type="line" svg:x1="4.4717in" svg:y1="0.04974in" svg:x2="4.4717in" svg:y2="0.59627in" draw:z-index="251773952" draw:id="id39" draw:style-name="a43" draw:name="Conector recto de flecha 68" text:anchor-type="paragraph"><svg:title/><svg:desc/></draw:connector></text:span></text:p>
      <text:p text:style-name="P284"/>
      <text:p text:style-name="P285"/>
      <text:p text:style-name="P286"/>
      <text:p text:style-name="P287"><text:span text:style-name="T288"><draw:custom-shape svg:x="3.55976in" svg:y="0.03472in" svg:width="2.72569in" svg:height="0.49028in" draw:z-index="251721728" draw:id="id40" draw:style-name="a44" draw:name="Diagrama de flujo: proceso 41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289"><text:tab/><text:tab/><text:tab/>acc = (acc &lt;&lt; 8) | (acc &gt;&gt; 24);</text:p>
      <text:p text:style-name="P290"><text:tab/><text:tab/><text:tab/>*dst++ = acc;</text:p>
      <text:p text:style-name="P291"><text:span text:style-name="T292"><draw:connector draw:type="line" svg:x1="3.6253in" svg:y1="0.09354in" svg:x2="3.32391in" svg:y2="0.63104in" draw:z-index="251776000" draw:id="id41" draw:style-name="a46" draw:name="Conector recto de flecha 69" text:anchor-type="paragraph"><svg:title/><svg:desc/></draw:connector></text:span></text:p>
      <text:p text:style-name="P293"/>
      <text:p text:style-name="P294"/>
      <text:p text:style-name="P295"/>
      <text:p text:style-name="P296"><text:span text:style-name="T297"><draw:custom-shape svg:x="0in" svg:y="0.07169in" svg:width="2.575in" svg:height="0.49028in" draw:z-index="251723776" draw:id="id42" draw:style-name="a47" draw:name="Diagrama de flujo: proceso 42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298"><text:span text:style-name="T299"><draw:connector draw:type="line" svg:x1="-0.56288in" svg:y1="0.17466in" svg:x2="1.54059in" svg:y2="0.17466in" draw:z-index="251829248" draw:id="id43" draw:style-name="a49" draw:name="Conector recto de flecha 97" text:anchor-type="paragraph"><svg:title/><svg:desc/></draw:connector></text:span><text:span text:style-name="T300"><draw:connector draw:type="line" svg:x1="-0.53403in" svg:y1="4.75833in" svg:x2="-0.6in" svg:y2="0.16458in" draw:z-index="251828224" draw:id="id44" draw:style-name="a50" draw:name="Conector recto 96" text:anchor-type="paragraph"><svg:title/><svg:desc/></draw:connector></text:span><text:span text:style-name="T301">} while (--cnt);</text:span></text:p>
      <text:p text:style-name="P302">}</text:p>
      <text:p text:style-name="P303"><text:span text:style-name="T304"><draw:connector draw:type="line" svg:x1="0in" svg:y1="0.08719in" svg:x2="0in" svg:y2="0.63371in" draw:z-index="251778048" draw:id="id45" draw:style-name="a52" draw:name="Conector recto de flecha 70" text:anchor-type="paragraph"><svg:title/><svg:desc/></draw:connector></text:span></text:p>
      <text:p text:style-name="P305"/>
      <text:p text:style-name="P306"/>
      <text:p text:style-name="P307"><text:span text:style-name="T308"><draw:custom-shape svg:x="2.56919in" svg:y="0.16213in" svg:width="1.01875in" svg:height="0.17917in" draw:z-index="251725824" draw:id="id46" draw:style-name="a53" draw:name="Diagrama de flujo: proceso 43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309">say("\n");</text:p>
      <text:p text:style-name="P310"><text:span text:style-name="T311"><draw:connector draw:type="line" svg:x1="2.522in" svg:y1="0.0268in" svg:x2="1.29561in" svg:y2="0.38513in" draw:z-index="251780096" draw:id="id47" draw:style-name="a55" draw:name="Conector recto de flecha 71" text:anchor-type="paragraph"><svg:title/><svg:desc/></draw:connector></text:span></text:p>
      <text:p text:style-name="P312"><text:span text:style-name="T313"><draw:connector draw:type="line" svg:x1="3.45599in" svg:y1="0.01067in" svg:x2="3.50529in" svg:y2="0.98219in" draw:z-index="251782144" draw:id="id48" draw:style-name="a57" draw:name="Conector recto de flecha 72" text:anchor-type="paragraph"><svg:title/><svg:desc/></draw:connector></text:span></text:p>
      <text:p text:style-name="P314"/>
      <text:p text:style-name="P315">return 0;</text:p>
      <text:p text:style-name="P316">}</text:p>
      <text:p text:style-name="P317"/>
      <text:p text:style-name="P318"/>
      <text:p text:style-name="P319"><text:span text:style-name="T320"><draw:custom-shape svg:x="0.86165in" svg:y="0.15218in" svg:width="5.38611in" svg:height="0.49028in" draw:z-index="251727872" draw:id="id49" draw:style-name="a58" draw:name="Diagrama de flujo: proceso 44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321">void encode_85(char *buf, const unsigned char *data, int bytes)</text:p>
      <text:p text:style-name="P322">{</text:p>
      <text:p text:style-name="P323"><text:tab/>say("encode 85");</text:p>
      <text:p text:style-name="P324"><text:span text:style-name="T325"><draw:connector draw:type="line" svg:x1="0in" svg:y1="0.02144in" svg:x2="0in" svg:y2="0.56796in" draw:z-index="251784192" draw:id="id50" draw:style-name="a60" draw:name="Conector recto de flecha 73" text:anchor-type="paragraph"><svg:title/><svg:desc/></draw:connector></text:span></text:p>
      <text:p text:style-name="P326"/>
      <text:p text:style-name="P327"/>
      <text:p text:style-name="P328"><text:span text:style-name="T329"><draw:connector draw:type="line" svg:x1="6.55033in" svg:y1="0.18251in" svg:x2="6.55033in" svg:y2="1.45542in" draw:z-index="251831296" draw:id="id51" draw:style-name="a61" draw:name="Conector recto 99" text:anchor-type="paragraph"><svg:title/><svg:desc/></draw:connector></text:span><text:span text:style-name="T330"><draw:custom-shape svg:x="0in" svg:y="0.12864in" svg:width="2.575in" svg:height="0.21667in" draw:z-index="251729920" draw:id="id52" draw:style-name="a62" draw:name="Diagrama de flujo: proceso 45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331"><text:span text:style-name="T332"><draw:connector draw:type="line" svg:x1="6.5782in" svg:y1="0.01757in" svg:x2="4.34278in" svg:y2="0.06688in" draw:z-index="251830272" draw:id="id53" draw:style-name="a64" draw:name="Conector recto de flecha 98" text:anchor-type="paragraph"><svg:title/><svg:desc/></draw:connector></text:span><text:span text:style-name="T333">while (bytes) {</text:span></text:p>
      <text:p text:style-name="P334"><text:span text:style-name="T335"><draw:connector draw:type="line" svg:x1="3.11636in" svg:y1="0.00943in" svg:x2="3.16567in" svg:y2="0.46221in" draw:z-index="251786240" draw:id="id54" draw:style-name="a66" draw:name="Conector recto de flecha 74" text:anchor-type="paragraph"><svg:title/><svg:desc/></draw:connector></text:span></text:p>
      <text:p text:style-name="P336"/>
      <text:p text:style-name="P337"/>
      <text:p text:style-name="P338"><text:span text:style-name="T339"><draw:custom-shape svg:x="0in" svg:y="0.00625in" svg:width="1.575in" svg:height="0.39583in" draw:z-index="251731968" draw:id="id55" draw:style-name="a67" draw:name="Diagrama de flujo: proceso 46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340">unsigned acc = 0;</text:span></text:p>
      <text:p text:style-name="P341">int cnt;</text:p>
      <text:p text:style-name="P342"/>
      <text:p text:style-name="P343"/>
      <text:p text:style-name="P344"/>
      <text:soft-page-break/>
      <text:p text:style-name="P345"><text:span text:style-name="T346"><draw:connector draw:type="line" svg:x1="6.55033in" svg:y1="-0.59524in" svg:x2="6.55033in" svg:y2="9.90476in" draw:z-index="251832320" draw:id="id56" draw:style-name="a68" draw:name="Conector recto 100" text:anchor-type="paragraph"><svg:title/><svg:desc/></draw:connector></text:span><text:span text:style-name="T347"><draw:connector draw:type="line" svg:x1="-0.52514in" svg:y1="0.00853in" svg:x2="-0.51612in" svg:y2="7.64881in" draw:z-index="251826176" draw:id="id57" draw:style-name="a69" draw:name="Conector recto 95" text:anchor-type="paragraph"><svg:title/><svg:desc/></draw:connector></text:span><text:span text:style-name="T348"><draw:connector draw:type="line" svg:x1="2.06604in" svg:y1="-0.44345in" svg:x2="2.06604in" svg:y2="0.10308in" draw:z-index="251788288" draw:id="id58" draw:style-name="a71" draw:name="Conector recto de flecha 75" text:anchor-type="paragraph"><svg:title/><svg:desc/></draw:connector></text:span><text:span text:style-name="T349"><draw:custom-shape svg:x="0.46492in" svg:y="0.10596in" svg:width="3.26389in" svg:height="0.575in" draw:z-index="251734016" draw:id="id59" draw:style-name="a72" draw:name="Diagrama de flujo: proceso 47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350"><text:tab/>for (cnt = 24; cnt &gt;= 0; cnt -= 8) {</text:p>
      <text:p text:style-name="P351"><text:tab/>unsigned ch = *data++;</text:p>
      <text:p text:style-name="P352"><text:tab/>acc |= ch &lt;&lt; cnt;</text:p>
      <text:p text:style-name="P353"><text:span text:style-name="T354"><draw:connector draw:type="line" svg:x1="2.67925in" svg:y1="0.0693in" svg:x2="2.67925in" svg:y2="0.61583in" draw:z-index="251790336" draw:id="id60" draw:style-name="a74" draw:name="Conector recto de flecha 76" text:anchor-type="paragraph"><svg:title/><svg:desc/></draw:connector></text:span></text:p>
      <text:p text:style-name="P355"/>
      <text:p text:style-name="P356"/>
      <text:p text:style-name="P357"/>
      <text:p text:style-name="P358"/>
      <text:p text:style-name="P359"><text:span text:style-name="T360"><draw:custom-shape svg:x="0in" svg:y="-0.12334in" svg:width="2.575in" svg:height="0.49028in" draw:z-index="251736064" draw:id="id61" draw:style-name="a75" draw:name="Diagrama de flujo: proceso 48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361"><text:tab/>if (--bytes == 0)</text:span></text:p>
      <text:p text:style-name="P362">break;</text:p>
      <text:p text:style-name="P363"><text:span text:style-name="T364"><draw:connector draw:type="line" svg:x1="1.76722in" svg:y1="0.10816in" svg:x2="1.47486in" svg:y2="0.77761in" draw:z-index="251792384" draw:id="id62" draw:style-name="a77" draw:name="Conector recto de flecha 77" text:anchor-type="paragraph"><svg:title/><svg:desc/></draw:connector></text:span></text:p>
      <text:p text:style-name="P365"><text:span text:style-name="T366"><draw:connector draw:type="line" svg:x1="4.37061in" svg:y1="0.00713in" svg:x2="5.22894in" svg:y2="1.81755in" draw:z-index="251794432" draw:id="id63" draw:style-name="a79" draw:name="Conector recto de flecha 78" text:anchor-type="paragraph"><svg:title/><svg:desc/></draw:connector></text:span></text:p>
      <text:p text:style-name="P367"/>
      <text:p text:style-name="P368"/>
      <text:p text:style-name="P369"><text:span text:style-name="T370"><draw:custom-shape svg:x="-0.04401in" svg:y="0.17799in" svg:width="2.74514in" svg:height="1.25417in" draw:z-index="251738112" draw:id="id64" draw:style-name="a80" draw:name="Diagrama de flujo: proceso 49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371"><text:tab/></text:span><text:span text:style-name="T372"><text:tab/></text:span></text:p>
      <text:p text:style-name="P373">say1(" %08x", acc);</text:p>
      <text:p text:style-name="P374">for (cnt = 4; cnt &gt;= 0; cnt--) {</text:p>
      <text:p text:style-name="P375">int val = acc % 85;</text:p>
      <text:p text:style-name="P376">acc /= 85;</text:p>
      <text:p text:style-name="P377"><text:span text:style-name="T378">buf[cnt] = en85[val];</text:span><text:span text:style-name="T379"><text:s/></text:span></text:p>
      <text:p text:style-name="P380">}</text:p>
      <text:p text:style-name="P381">buf += 5;</text:p>
      <text:p text:style-name="P382"><text:span text:style-name="T383"><draw:custom-shape svg:x="4.21071in" svg:y="0.14538in" svg:width="2.575in" svg:height="0.65069in" draw:z-index="251740160" draw:id="id65" draw:style-name="a81" draw:name="Diagrama de flujo: proceso 50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384">}</text:span></text:p>
      <text:p text:style-name="P385"><text:span text:style-name="T386"><draw:connector draw:type="line" svg:x1="1.24561in" svg:y1="0.07246in" svg:x2="1.29492in" svg:y2="1.18496in" draw:z-index="251796480" draw:id="id66" draw:style-name="a83" draw:name="Conector recto de flecha 79" text:anchor-type="paragraph"><svg:title/><svg:desc/></draw:connector></text:span><text:span text:style-name="T387"><text:tab/>say("\n");</text:span></text:p>
      <text:p text:style-name="P388"/>
      <text:p text:style-name="P389"><text:tab/>*buf = 0;</text:p>
      <text:p text:style-name="P390">}</text:p>
      <text:p text:style-name="P391"/>
      <text:p text:style-name="P392"/>
      <text:p text:style-name="P393"/>
      <text:p text:style-name="P394"><text:span text:style-name="T395"><draw:custom-shape svg:x="-0.01571in" svg:y="0.16663in" svg:width="2.575in" svg:height="0.69792in" draw:z-index="251742208" draw:id="id67" draw:style-name="a84" draw:name="Diagrama de flujo: proceso 51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396">#ifdef DEBUG_85</text:p>
      <text:p text:style-name="P397">int main(int ac, char **av)</text:p>
      <text:p text:style-name="P398">{</text:p>
      <text:p text:style-name="P399"><text:tab/>char buf[1024];</text:p>
      <text:p text:style-name="P400"><text:span text:style-name="T401"><draw:connector draw:type="line" svg:x1="2.60693in" svg:y1="0.05219in" svg:x2="2.96526in" svg:y2="0.71191in" draw:z-index="251798528" draw:id="id68" draw:style-name="a86" draw:name="Conector recto de flecha 80" text:anchor-type="paragraph"><svg:title/><svg:desc/></draw:connector></text:span></text:p>
      <text:p text:style-name="P402"/>
      <text:p text:style-name="P403"/>
      <text:p text:style-name="P404"/>
      <text:p text:style-name="P405"><text:span text:style-name="T406"><draw:custom-shape svg:x="2.14151in" svg:y="0.00874in" svg:width="2.575in" svg:height="0.49028in" draw:z-index="251744256" draw:id="id69" draw:style-name="a87" draw:name="Diagrama de flujo: proceso 52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407"><text:tab/>if (!strcmp(av[1], "-e")) {</text:p>
      <text:p text:style-name="P408"/>
      <text:p text:style-name="P409"><text:span text:style-name="T410"><draw:connector draw:type="line" svg:x1="2.07833in" svg:y1="0.03571in" svg:x2="1.47485in" svg:y2="0.59126in" draw:z-index="251800576" draw:id="id70" draw:style-name="a89" draw:name="Conector recto de flecha 81" text:anchor-type="paragraph"><svg:title/><svg:desc/></draw:connector></text:span></text:p>
      <text:p text:style-name="P411"><text:span text:style-name="T412"><draw:connector draw:type="line" svg:x1="3.94589in" svg:y1="0.01014in" svg:x2="3.67297in" svg:y2="1.23653in" draw:z-index="251802624" draw:id="id71" draw:style-name="a91" draw:name="Conector recto de flecha 82" text:anchor-type="paragraph"><svg:title/><svg:desc/></draw:connector></text:span></text:p>
      <text:p text:style-name="P413"/>
      <text:p text:style-name="P414"><text:span text:style-name="T415"><draw:custom-shape svg:x="0.39623in" svg:y="0.13243in" svg:width="2.575in" svg:height="0.49028in" draw:z-index="251746304" draw:id="id72" draw:style-name="a92" draw:name="Diagrama de flujo: proceso 53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416"><text:span text:style-name="T417"><draw:connector draw:type="line" svg:x1="0.30472in" svg:y1="0.22729in" svg:x2="-0.52514in" svg:y2="0.23632in" draw:z-index="251824128" draw:id="id73" draw:style-name="a93" draw:name="Conector recto 94" text:anchor-type="paragraph"><svg:title/><svg:desc/></draw:connector></text:span><text:span text:style-name="T418"><text:tab/>int len = strlen(av[2]);</text:span></text:p>
      <text:p text:style-name="P419"><text:tab/>encode_85(buf, av[2], len);</text:p>
      <text:p text:style-name="P420"/>
      <text:p text:style-name="P421"/>
      <text:p text:style-name="P422"/>
      <text:p text:style-name="P423"><text:span text:style-name="T424"><draw:custom-shape svg:x="1.47486in" svg:y="0.11444in" svg:width="3.24444in" svg:height="0.5375in" draw:z-index="251748352" draw:id="id74" draw:style-name="a94" draw:name="Diagrama de flujo: proceso 54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425">if (len &lt;= 26) len = len + 'A' - 1;</text:p>
      <text:p text:style-name="P426">else len = len + 'a' - 26 - 1;</text:p>
      <text:p text:style-name="P427"><text:span text:style-name="T428"><draw:connector draw:type="line" svg:x1="4.72957in" svg:y1="0.15694in" svg:x2="5.33304in" svg:y2="0.68472in" draw:z-index="251804672" draw:id="id75" draw:style-name="a96" draw:name="Conector recto de flecha 83" text:anchor-type="paragraph"><svg:title/><svg:desc/></draw:connector></text:span><text:span text:style-name="T429">printf("encoded: %c%s\n", len, buf);</text:span></text:p>
      <text:p text:style-name="P430"/>
      <text:p text:style-name="P431"/>
      <text:p text:style-name="P432"/>
      <text:p text:style-name="P433"/>
      <text:p text:style-name="P434"><text:span text:style-name="T435"><draw:custom-shape svg:x="5.34278in" svg:y="0.00635in" svg:width="0.97986in" svg:height="0.33958in" draw:z-index="251750400" draw:id="id76" draw:style-name="a97" draw:name="Diagrama de flujo: proceso 55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436"><text:tab/></text:span><text:span text:style-name="T437"><text:tab/>return 0;</text:span></text:p>
      <text:p text:style-name="P438"><text:tab/>}</text:p>
      <text:p text:style-name="P439"/>
      <text:p text:style-name="P440"/>
      <text:soft-page-break/>
      <text:p text:style-name="P441"><text:span text:style-name="T442"><draw:connector draw:type="line" svg:x1="6.34278in" svg:y1="-0.57638in" svg:x2="6.34278in" svg:y2="1.08335in" draw:z-index="251833344" draw:id="id77" draw:style-name="a98" draw:name="Conector recto 101" text:anchor-type="paragraph"><svg:title/><svg:desc/></draw:connector></text:span><text:span text:style-name="T443"><draw:connector draw:type="line" svg:x1="3.08523in" svg:y1="-0.54807in" svg:x2="3.13454in" svg:y2="-0.04877in" draw:z-index="251806720" draw:id="id78" draw:style-name="a100" draw:name="Conector recto de flecha 84" text:anchor-type="paragraph"><svg:title/><svg:desc/></draw:connector></text:span><text:span text:style-name="T444"><draw:custom-shape svg:x="2.07859in" svg:y="0.05632in" svg:width="2.575in" svg:height="0.33958in" draw:z-index="251752448" draw:id="id79" draw:style-name="a101" draw:name="Diagrama de flujo: proceso 56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445"><text:tab/>if (!strcmp(av[1], "-d")) {</text:p>
      <text:p text:style-name="P446"><text:span text:style-name="T447"><draw:connector draw:type="line" svg:x1="2.06888in" svg:y1="0.10904in" svg:x2="1.35221in" svg:y2="0.5514in" draw:z-index="251808768" draw:id="id80" draw:style-name="a103" draw:name="Conector recto de flecha 85" text:anchor-type="paragraph"><svg:title/><svg:desc/></draw:connector></text:span></text:p>
      <text:p text:style-name="P448"><text:span text:style-name="T449"><draw:connector draw:type="line" svg:x1="3.48642in" svg:y1="0.00801in" svg:x2="3.55031in" svg:y2="1.11148in" draw:z-index="251810816" draw:id="id81" draw:style-name="a105" draw:name="Conector recto de flecha 86" text:anchor-type="paragraph"><svg:title/><svg:desc/></draw:connector></text:span></text:p>
      <text:p text:style-name="P450"/>
      <text:p text:style-name="P451"><text:span text:style-name="T452"><draw:custom-shape svg:x="0.41825in" svg:y="0.10925in" svg:width="1.50903in" svg:height="0.25347in" draw:z-index="251754496" draw:id="id82" draw:style-name="a106" draw:name="Diagrama de flujo: proceso 57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453"><text:span text:style-name="T454"><draw:connector draw:type="line" svg:x1="1.98429in" svg:y1="0.09522in" svg:x2="6.33707in" svg:y2="0.04591in" draw:z-index="251834368" draw:id="id83" draw:style-name="a108" draw:name="Conector recto de flecha 102" text:anchor-type="paragraph"><svg:title/><svg:desc/></draw:connector></text:span><text:span text:style-name="T455"><text:tab/>int len = *av[2];</text:span></text:p>
      <text:p text:style-name="P456"/>
      <text:p text:style-name="P457"/>
      <text:p text:style-name="P458"/>
      <text:p text:style-name="P459"/>
      <text:p text:style-name="P460"><text:span text:style-name="T461"><draw:custom-shape svg:x="1.52203in" svg:y="-0.06694in" svg:width="4.21667in" svg:height="0.49028in" draw:z-index="251756544" draw:id="id84" draw:style-name="a109" draw:name="Diagrama de flujo: proceso 58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462"><text:tab/></text:span><text:span text:style-name="T463"><text:tab/>if ('A' &lt;= len &amp;&amp; len &lt;= 'Z') len = len - 'A' + 1;</text:span></text:p>
      <text:p text:style-name="P464"><text:tab/><text:tab/>else len = len - 'a' + 26 + 1;</text:p>
      <text:p text:style-name="P465"><text:span text:style-name="T466"><draw:connector draw:type="line" svg:x1="1.92412in" svg:y1="0.15694in" svg:x2="1.92412in" svg:y2="0.70347in" draw:z-index="251812864" draw:id="id85" draw:style-name="a111" draw:name="Conector recto de flecha 87" text:anchor-type="paragraph"><svg:title/><svg:desc/></draw:connector></text:span></text:p>
      <text:p text:style-name="P467"><text:span text:style-name="T468"><draw:connector draw:type="line" svg:x1="4.23901in" svg:y1="0.0133in" svg:x2="5.0029in" svg:y2="1.50288in" draw:z-index="251814912" draw:id="id86" draw:style-name="a113" draw:name="Conector recto de flecha 88" text:anchor-type="paragraph"><svg:title/><svg:desc/></draw:connector></text:span></text:p>
      <text:p text:style-name="P469"/>
      <text:p text:style-name="P470"/>
      <text:p text:style-name="P471"><text:span text:style-name="T472"><draw:custom-shape svg:x="0.94655in" svg:y="0.14625in" svg:width="2.575in" svg:height="0.26389in" draw:z-index="251758592" draw:id="id87" draw:style-name="a114" draw:name="Diagrama de flujo: proceso 59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473"><text:tab/><text:tab/>decode_85(buf, av[2]+1, len);</text:p>
      <text:p text:style-name="P474"><text:span text:style-name="T475"><draw:connector draw:type="line" svg:x1="2.20127in" svg:y1="0.09442in" svg:x2="3.2103in" svg:y2="2.5847in" draw:z-index="251819008" draw:id="id88" draw:style-name="a116" draw:name="Conector recto de flecha 90" text:anchor-type="paragraph"><svg:title/><svg:desc/></draw:connector></text:span></text:p>
      <text:p text:style-name="P476"/>
      <text:p text:style-name="P477"/>
      <text:p text:style-name="P478"/>
      <text:p text:style-name="P479"><text:span text:style-name="T480"><draw:custom-shape svg:x="3.18265in" svg:y="0.01389in" svg:width="3.02778in" svg:height="0.49028in" draw:z-index="251760640" draw:id="id89" draw:style-name="a117" draw:name="Diagrama de flujo: proceso 60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481"/>
      <text:p text:style-name="P482">printf("decoded: %.*s\n", len, buf);</text:p>
      <text:p text:style-name="P483"><text:span text:style-name="T484"><draw:connector draw:type="line" svg:x1="5.33335in" svg:y1="0.0119in" svg:x2="5.38265in" svg:y2="0.38898in" draw:z-index="251816960" draw:id="id90" draw:style-name="a119" draw:name="Conector recto de flecha 89" text:anchor-type="paragraph"><svg:title/><svg:desc/></draw:connector></text:span></text:p>
      <text:p text:style-name="P485"/>
      <text:p text:style-name="P486"><text:span text:style-name="T487"><draw:custom-shape svg:x="5.36099in" svg:y="0.11938in" svg:width="0.86736in" svg:height="0.25417in" draw:z-index="251762688" draw:id="id91" draw:style-name="a120" draw:name="Diagrama de flujo: proceso 61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488"><text:tab/><text:tab/>return 0;</text:p>
      <text:p text:style-name="P489"/>
      <text:p text:style-name="P490"/>
      <text:p text:style-name="P491"/>
      <text:p text:style-name="P492"/>
      <text:p text:style-name="P493"/>
      <text:p text:style-name="P494"><text:span text:style-name="T495"><draw:custom-shape svg:x="2.1258in" svg:y="0.11329in" svg:width="2.56528in" svg:height="0.30139in" draw:z-index="251764736" draw:id="id92" draw:style-name="a121" draw:name="Diagrama de flujo: proceso 62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496"><text:tab/>if (!strcmp(av[1], "-t")) {</text:p>
      <text:p text:style-name="P497"><text:span text:style-name="T498"><draw:connector draw:type="line" svg:x1="3.98429in" svg:y1="0.1304in" svg:x2="5.4461in" svg:y2="1.81859in" draw:z-index="251823104" draw:id="id93" draw:style-name="a123" draw:name="Conector recto de flecha 92" text:anchor-type="paragraph"><svg:title/><svg:desc/></draw:connector></text:span><text:span text:style-name="T499"><draw:connector draw:type="line" svg:x1="2.14434in" svg:y1="0.12096in" svg:x2="1.81448in" svg:y2="0.94041in" draw:z-index="251821056" draw:id="id94" draw:style-name="a125" draw:name="Conector recto de flecha 91" text:anchor-type="paragraph"><svg:title/><svg:desc/></draw:connector></text:span></text:p>
      <text:p text:style-name="P500"/>
      <text:p text:style-name="P501"/>
      <text:p text:style-name="P502"/>
      <text:p text:style-name="P503"/>
      <text:p text:style-name="P504"><text:span text:style-name="T505"><draw:custom-shape svg:x="-0.04717in" svg:y="0.16312in" svg:width="2.575in" svg:height="0.49028in" draw:z-index="251766784" draw:id="id95" draw:style-name="a126" draw:name="Diagrama de flujo: proceso 63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text:p text:style-name="P506">char t[4] = { -1,-1,-1,-1 };</text:p>
      <text:p text:style-name="P507">encode_85(buf, t, 4);</text:p>
      <text:p text:style-name="P508">printf("encoded: D%s\n", buf);</text:p>
      <text:p text:style-name="P509"><text:span text:style-name="T510"><draw:connector draw:type="line" svg:x1="2.30504in" svg:y1="0.09178in" svg:x2="5.22935in" svg:y2="0.64803in" draw:z-index="251835392" draw:id="id96" draw:style-name="a128" draw:name="Conector recto de flecha 104" text:anchor-type="paragraph"><svg:title/><svg:desc/></draw:connector></text:span></text:p>
      <text:p text:style-name="P511"/>
      <text:p text:style-name="P512"/>
      <text:p text:style-name="P513"><text:span text:style-name="T514"><draw:custom-shape svg:x="5.34278in" svg:y="0.01102in" svg:width="0.98056in" svg:height="0.45278in" draw:z-index="251768832" draw:id="id97" draw:style-name="a129" draw:name="Diagrama de flujo: proceso 64" text:anchor-type="paragraph"><svg:title/><svg:desc/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515"><text:tab/></text:span><text:span text:style-name="T516"><text:tab/>return 0;</text:span></text:p>
      <text:p text:style-name="P517"><text:tab/>}</text:p>
      <text:p text:style-name="P518">}</text:p>
      <text:p text:style-name="P519">#endif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8" svg:viewBox="0 0 20 30" svg:d="m10 0-10 30h20z"/>
    <draw:marker draw:name="a51" svg:viewBox="0 0 20 30" svg:d="m10 0-10 30h20z"/>
    <draw:marker draw:name="a54" svg:viewBox="0 0 20 30" svg:d="m10 0-10 30h20z"/>
    <draw:marker draw:name="a56" svg:viewBox="0 0 20 30" svg:d="m10 0-10 30h20z"/>
    <draw:marker draw:name="a102" svg:viewBox="0 0 20 30" svg:d="m10 0-10 30h20z"/>
    <draw:marker draw:name="a59" svg:viewBox="0 0 20 30" svg:d="m10 0-10 30h20z"/>
    <draw:marker draw:name="a104" svg:viewBox="0 0 20 30" svg:d="m10 0-10 30h20z"/>
    <draw:marker draw:name="a70" svg:viewBox="0 0 20 30" svg:d="m10 0-10 30h20z"/>
    <draw:marker draw:name="a107" svg:viewBox="0 0 20 30" svg:d="m10 0-10 30h20z"/>
    <draw:marker draw:name="a73" svg:viewBox="0 0 20 30" svg:d="m10 0-10 30h20z"/>
    <draw:marker draw:name="a76" svg:viewBox="0 0 20 30" svg:d="m10 0-10 30h20z"/>
    <draw:marker draw:name="a78" svg:viewBox="0 0 20 30" svg:d="m10 0-10 30h20z"/>
    <draw:marker draw:name="a122" svg:viewBox="0 0 20 30" svg:d="m10 0-10 30h20z"/>
    <draw:marker draw:name="a42" svg:viewBox="0 0 20 30" svg:d="m10 0-10 30h20z"/>
    <draw:marker draw:name="a124" svg:viewBox="0 0 20 30" svg:d="m10 0-10 30h20z"/>
    <draw:marker draw:name="a45" svg:viewBox="0 0 20 30" svg:d="m10 0-10 30h20z"/>
    <draw:marker draw:name="a90" svg:viewBox="0 0 20 30" svg:d="m10 0-10 30h20z"/>
    <draw:marker draw:name="a127" svg:viewBox="0 0 20 30" svg:d="m10 0-10 30h20z"/>
    <draw:marker draw:name="a48" svg:viewBox="0 0 20 30" svg:d="m10 0-10 30h20z"/>
    <draw:marker draw:name="a95" svg:viewBox="0 0 20 30" svg:d="m10 0-10 30h20z"/>
    <draw:marker draw:name="a99" svg:viewBox="0 0 20 30" svg:d="m10 0-10 30h20z"/>
    <draw:marker draw:name="a63" svg:viewBox="0 0 20 30" svg:d="m10 0-10 30h20z"/>
    <draw:marker draw:name="a65" svg:viewBox="0 0 20 30" svg:d="m10 0-10 30h20z"/>
    <draw:marker draw:name="a110" svg:viewBox="0 0 20 30" svg:d="m10 0-10 30h20z"/>
    <draw:marker draw:name="a112" svg:viewBox="0 0 20 30" svg:d="m10 0-10 30h20z"/>
    <draw:marker draw:name="a115" svg:viewBox="0 0 20 30" svg:d="m10 0-10 30h20z"/>
    <draw:marker draw:name="a36" svg:viewBox="0 0 20 30" svg:d="m10 0-10 30h20z"/>
    <draw:marker draw:name="a118" svg:viewBox="0 0 20 30" svg:d="m10 0-10 30h20z"/>
    <draw:marker draw:name="a38" svg:viewBox="0 0 20 30" svg:d="m10 0-10 30h20z"/>
    <draw:marker draw:name="a82" svg:viewBox="0 0 20 30" svg:d="m10 0-10 30h20z"/>
    <draw:marker draw:name="a85" svg:viewBox="0 0 20 30" svg:d="m10 0-10 30h20z"/>
  </office:styles>
  <office:automatic-styles>
    <style:page-layout style:name="PL0">
      <style:page-layout-properties fo:page-width="8.5in" fo:page-height="11in" style:print-orientation="portrait" fo:margin-top="0.6895in" fo:margin-left="1.2798in" fo:margin-bottom="0.1972in" fo:margin-right="1.01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duardo Juarez</dc:creator>
    <meta:creation-date>2017-11-29T01:16:00Z</meta:creation-date>
    <dc:date>2017-11-29T01:16:00Z</dc:date>
    <meta:template xlink:href="Normal" xlink:type="simple"/>
    <meta:editing-cycles>2</meta:editing-cycles>
    <meta:editing-duration>PT60S</meta:editing-duration>
    <meta:document-statistic meta:page-count="6" meta:paragraph-count="6" meta:word-count="528" meta:character-count="3429" meta:row-count="24" meta:non-whitespace-character-count="2907"/>
  </office:meta>
</office:document-meta>
</file>